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le1" style:family="table">
      <style:table-properties style:width="5.8069in" table:align="margins" style:writing-mode="lr-tb"/>
    </style:style>
    <style:style style:name="Table1.A" style:family="table-column">
      <style:table-column-properties style:column-width="1.4521in" style:rel-column-width="16384*"/>
    </style:style>
    <style:style style:name="Table1.C" style:family="table-column">
      <style:table-column-properties style:column-width="1.451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index_20_heading">
      <style:paragraph-properties fo:line-height="150%" fo:text-align="start" style:justify-single-word="false"/>
    </style:style>
    <style:style style:name="P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8" style:family="paragraph" style:parent-style-name="Standard">
      <style:paragraph-properties fo:line-height="150%" fo:text-align="start" style:justify-single-word="false"/>
      <style:text-properties style:font-name="Arial" fo:font-size="14pt" style:font-size-asian="14pt" style:font-size-complex="14pt"/>
    </style:style>
    <style:style style:name="P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0"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1"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2"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0pt" officeooo:paragraph-rsid="009cc5e9" style:font-size-asian="10pt" style:font-size-complex="10pt"/>
    </style:style>
    <style:style style:name="P17" style:family="paragraph" style:parent-style-name="Standard">
      <style:text-properties fo:font-size="10pt" officeooo:paragraph-rsid="009d6447" style:font-size-asian="10pt" style:font-size-complex="10pt"/>
    </style:style>
    <style:style style:name="P18" style:family="paragraph" style:parent-style-name="Standard">
      <style:text-properties fo:font-size="10pt" officeooo:paragraph-rsid="009dc749" style:font-size-asian="10pt" style:font-size-complex="10pt"/>
    </style:style>
    <style:style style:name="P19" style:family="paragraph" style:parent-style-name="Standard">
      <style:text-properties fo:font-size="10pt" officeooo:paragraph-rsid="00a0eab9" style:font-size-asian="10pt" style:font-size-complex="10pt"/>
    </style:style>
    <style:style style:name="P20" style:family="paragraph" style:parent-style-name="Standard">
      <style:text-properties fo:font-size="10pt" officeooo:paragraph-rsid="00a706b9" style:font-size-asian="10pt" style:font-size-complex="10pt"/>
    </style:style>
    <style:style style:name="P21"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22"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3"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4" style:family="paragraph" style:parent-style-name="Normal-text-no-indention">
      <style:text-properties officeooo:rsid="000fad5d" officeooo:paragraph-rsid="000fad5d"/>
    </style:style>
    <style:style style:name="P25" style:family="paragraph" style:parent-style-name="Normal-text-no-indention">
      <style:text-properties officeooo:paragraph-rsid="002f95f6"/>
    </style:style>
    <style:style style:name="P26" style:family="paragraph" style:parent-style-name="Normal-text-no-indention">
      <style:text-properties officeooo:paragraph-rsid="0052af4f"/>
    </style:style>
    <style:style style:name="P27" style:family="paragraph" style:parent-style-name="Normal-text-no-indention">
      <style:text-properties officeooo:rsid="0052af4f" officeooo:paragraph-rsid="0052af4f"/>
    </style:style>
    <style:style style:name="P28" style:family="paragraph" style:parent-style-name="Normal-text-no-indention">
      <style:text-properties officeooo:rsid="0073a894" officeooo:paragraph-rsid="0073a894"/>
    </style:style>
    <style:style style:name="P29" style:family="paragraph" style:parent-style-name="Normal-text-no-indention">
      <style:text-properties officeooo:paragraph-rsid="004fa6e6"/>
    </style:style>
    <style:style style:name="P30" style:family="paragraph" style:parent-style-name="Normal-text">
      <style:text-properties fo:font-weight="bold" officeooo:paragraph-rsid="0038f3e6" style:font-weight-asian="bold" style:font-weight-complex="bold"/>
    </style:style>
    <style:style style:name="P31" style:family="paragraph" style:parent-style-name="Normal-text">
      <style:text-properties fo:font-style="italic" officeooo:paragraph-rsid="0038f3e6" style:font-style-asian="italic" style:font-style-complex="italic"/>
    </style:style>
    <style:style style:name="P32" style:family="paragraph" style:parent-style-name="Normal-text">
      <style:text-properties fo:font-style="italic" officeooo:rsid="007d0e86" style:font-style-asian="italic" style:font-style-complex="italic"/>
    </style:style>
    <style:style style:name="P33" style:family="paragraph" style:parent-style-name="Normal-text">
      <style:text-properties officeooo:paragraph-rsid="0045f68d"/>
    </style:style>
    <style:style style:name="P34" style:family="paragraph" style:parent-style-name="Normal-text">
      <style:text-properties officeooo:paragraph-rsid="00468fab"/>
    </style:style>
    <style:style style:name="P35" style:family="paragraph" style:parent-style-name="Normal-text">
      <style:text-properties officeooo:paragraph-rsid="004a34b2"/>
    </style:style>
    <style:style style:name="P36" style:family="paragraph" style:parent-style-name="Normal-text">
      <style:text-properties officeooo:paragraph-rsid="00127220"/>
    </style:style>
    <style:style style:name="P37" style:family="paragraph" style:parent-style-name="Normal-text">
      <style:text-properties officeooo:paragraph-rsid="004e0a70"/>
    </style:style>
    <style:style style:name="P38" style:family="paragraph" style:parent-style-name="Normal-text">
      <style:text-properties officeooo:rsid="00127220" officeooo:paragraph-rsid="00127220"/>
    </style:style>
    <style:style style:name="P39" style:family="paragraph" style:parent-style-name="Normal-text">
      <style:text-properties officeooo:rsid="002f95f6" officeooo:paragraph-rsid="0034529e"/>
    </style:style>
    <style:style style:name="P40" style:family="paragraph" style:parent-style-name="Normal-text">
      <style:text-properties officeooo:rsid="0044f3ae" officeooo:paragraph-rsid="0044f3ae"/>
    </style:style>
    <style:style style:name="P41" style:family="paragraph" style:parent-style-name="Normal-text">
      <style:text-properties officeooo:rsid="004e0a70"/>
    </style:style>
    <style:style style:name="P42" style:family="paragraph" style:parent-style-name="Normal-text">
      <style:text-properties officeooo:rsid="004e0a70" officeooo:paragraph-rsid="004e0a70"/>
    </style:style>
    <style:style style:name="P43" style:family="paragraph" style:parent-style-name="Normal-text">
      <style:text-properties officeooo:rsid="004fa6e6"/>
    </style:style>
    <style:style style:name="P44" style:family="paragraph" style:parent-style-name="Normal-text">
      <style:text-properties officeooo:rsid="004fa6e6" officeooo:paragraph-rsid="004fa6e6"/>
    </style:style>
    <style:style style:name="P45" style:family="paragraph" style:parent-style-name="Normal-text">
      <style:text-properties officeooo:rsid="004fa6e6" officeooo:paragraph-rsid="004fb5d2"/>
    </style:style>
    <style:style style:name="P46" style:family="paragraph" style:parent-style-name="Normal-text">
      <style:text-properties officeooo:rsid="004fa6e6" officeooo:paragraph-rsid="00583e41"/>
    </style:style>
    <style:style style:name="P47" style:family="paragraph" style:parent-style-name="Normal-text">
      <style:text-properties officeooo:paragraph-rsid="0051b53c"/>
    </style:style>
    <style:style style:name="P48" style:family="paragraph" style:parent-style-name="Normal-text">
      <style:text-properties officeooo:paragraph-rsid="0052e252"/>
    </style:style>
    <style:style style:name="P49" style:family="paragraph" style:parent-style-name="Normal-text">
      <style:text-properties officeooo:rsid="004fb5d2" officeooo:paragraph-rsid="004fb5d2"/>
    </style:style>
    <style:style style:name="P50" style:family="paragraph" style:parent-style-name="Normal-text">
      <style:text-properties officeooo:rsid="0051b53c" officeooo:paragraph-rsid="0051b53c"/>
    </style:style>
    <style:style style:name="P51" style:family="paragraph" style:parent-style-name="Normal-text">
      <style:text-properties officeooo:rsid="0051b53c" officeooo:paragraph-rsid="004fb5d2"/>
    </style:style>
    <style:style style:name="P52" style:family="paragraph" style:parent-style-name="Normal-text">
      <style:text-properties officeooo:rsid="0052af4f" officeooo:paragraph-rsid="0052af4f"/>
    </style:style>
    <style:style style:name="P53" style:family="paragraph" style:parent-style-name="Normal-text">
      <style:text-properties officeooo:rsid="00565980" officeooo:paragraph-rsid="00565980"/>
    </style:style>
    <style:style style:name="P54" style:family="paragraph" style:parent-style-name="Normal-text">
      <style:text-properties officeooo:rsid="00565980" officeooo:paragraph-rsid="00595a25"/>
    </style:style>
    <style:style style:name="P55" style:family="paragraph" style:parent-style-name="Normal-text">
      <style:text-properties officeooo:rsid="00565980" officeooo:paragraph-rsid="005dd5a4"/>
    </style:style>
    <style:style style:name="P56" style:family="paragraph" style:parent-style-name="Normal-text">
      <style:text-properties officeooo:rsid="00583e41" officeooo:paragraph-rsid="00583e41"/>
    </style:style>
    <style:style style:name="P57" style:family="paragraph" style:parent-style-name="Normal-text">
      <style:text-properties officeooo:rsid="005a2b72" officeooo:paragraph-rsid="005a2b72"/>
    </style:style>
    <style:style style:name="P58" style:family="paragraph" style:parent-style-name="Normal-text">
      <style:text-properties officeooo:rsid="00627e7e" officeooo:paragraph-rsid="005a2b72"/>
    </style:style>
    <style:style style:name="P59" style:family="paragraph" style:parent-style-name="Normal-text">
      <style:text-properties officeooo:paragraph-rsid="0078c216"/>
    </style:style>
    <style:style style:name="P60" style:family="paragraph" style:parent-style-name="Normal-text">
      <style:text-properties officeooo:paragraph-rsid="0038f3e6"/>
    </style:style>
    <style:style style:name="P61" style:family="paragraph" style:parent-style-name="Normal-text">
      <style:text-properties officeooo:paragraph-rsid="007a5472"/>
    </style:style>
    <style:style style:name="P62" style:family="paragraph" style:parent-style-name="Normal-text">
      <style:text-properties officeooo:paragraph-rsid="00376f53"/>
    </style:style>
    <style:style style:name="P63" style:family="paragraph" style:parent-style-name="Normal-text">
      <style:text-properties officeooo:paragraph-rsid="007d0e86"/>
    </style:style>
    <style:style style:name="P64" style:family="paragraph" style:parent-style-name="Normal-text">
      <style:text-properties officeooo:paragraph-rsid="008059ed"/>
    </style:style>
    <style:style style:name="P65" style:family="paragraph" style:parent-style-name="Normal-text">
      <style:text-properties officeooo:paragraph-rsid="008200db"/>
    </style:style>
    <style:style style:name="P66" style:family="paragraph" style:parent-style-name="Normal-text">
      <style:text-properties officeooo:paragraph-rsid="0082bbab"/>
    </style:style>
    <style:style style:name="P67" style:family="paragraph" style:parent-style-name="Normal-text">
      <style:text-properties officeooo:rsid="003030d4" officeooo:paragraph-rsid="0078c216"/>
    </style:style>
    <style:style style:name="P68" style:family="paragraph" style:parent-style-name="Normal-text">
      <style:text-properties officeooo:rsid="0078c216" officeooo:paragraph-rsid="0078c216"/>
    </style:style>
    <style:style style:name="P69" style:family="paragraph" style:parent-style-name="Normal-text">
      <style:text-properties officeooo:rsid="007a5472" officeooo:paragraph-rsid="007a5472"/>
    </style:style>
    <style:style style:name="P70" style:family="paragraph" style:parent-style-name="Normal-text">
      <style:text-properties officeooo:rsid="008e37ef" officeooo:paragraph-rsid="004e0a70"/>
    </style:style>
    <style:style style:name="P71" style:family="paragraph" style:parent-style-name="Normal-text">
      <style:text-properties officeooo:rsid="008059ed" officeooo:paragraph-rsid="008059ed"/>
    </style:style>
    <style:style style:name="P72" style:family="paragraph" style:parent-style-name="Normal-text">
      <style:text-properties officeooo:rsid="007d0e86" officeooo:paragraph-rsid="007d0e86"/>
    </style:style>
    <style:style style:name="P73" style:family="paragraph" style:parent-style-name="Normal-text">
      <style:text-properties officeooo:rsid="00915577" officeooo:paragraph-rsid="00915577"/>
    </style:style>
    <style:style style:name="P74" style:family="paragraph" style:parent-style-name="Normal-text">
      <style:text-properties officeooo:paragraph-rsid="00a6b11b"/>
    </style:style>
    <style:style style:name="P75" style:family="paragraph" style:parent-style-name="Normal-text">
      <style:paragraph-properties fo:margin-left="0in" fo:margin-right="0in" fo:text-indent="0in" style:auto-text-indent="false"/>
    </style:style>
    <style:style style:name="P76" style:family="paragraph" style:parent-style-name="Standard">
      <style:paragraph-properties fo:margin-left="0in" fo:margin-right="0in" fo:text-indent="0in" style:auto-text-indent="false"/>
      <style:text-properties officeooo:rsid="003de4de" officeooo:paragraph-rsid="003de4de"/>
    </style:style>
    <style:style style:name="P77"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78" style:family="paragraph" style:parent-style-name="Standard">
      <style:paragraph-properties fo:margin-left="0in" fo:margin-right="0in" fo:text-indent="0.4953in" style:auto-text-indent="false"/>
      <style:text-properties officeooo:paragraph-rsid="0034529e"/>
    </style:style>
    <style:style style:name="P79" style:family="paragraph" style:parent-style-name="Standard">
      <style:paragraph-properties fo:margin-left="0in" fo:margin-right="0in" fo:text-indent="0.4953in" style:auto-text-indent="false"/>
      <style:text-properties officeooo:rsid="0025dcd7" officeooo:paragraph-rsid="0034529e"/>
    </style:style>
    <style:style style:name="P80" style:family="paragraph" style:parent-style-name="Bibliography_20_1">
      <style:paragraph-properties>
        <style:tab-stops/>
      </style:paragraph-properties>
    </style:style>
    <style:style style:name="P81" style:family="paragraph" style:parent-style-name="Table_20_Contents">
      <style:paragraph-properties fo:text-align="justify" style:justify-single-word="false"/>
    </style:style>
    <style:style style:name="P82" style:family="paragraph" style:parent-style-name="Table_20_Contents">
      <style:paragraph-properties fo:text-align="justify" style:justify-single-word="false"/>
      <style:text-properties officeooo:rsid="0051b53c" officeooo:paragraph-rsid="0051b53c"/>
    </style:style>
    <style:style style:name="P83" style:family="paragraph" style:parent-style-name="Table_20_Contents">
      <style:paragraph-properties fo:text-align="justify" style:justify-single-word="false"/>
      <style:text-properties officeooo:rsid="0086ddae" officeooo:paragraph-rsid="0086ddae"/>
    </style:style>
    <style:style style:name="P84" style:family="paragraph" style:parent-style-name="Caption">
      <style:text-properties officeooo:rsid="00595a25" officeooo:paragraph-rsid="005a2b72"/>
    </style:style>
    <style:style style:name="P85" style:family="paragraph" style:parent-style-name="Caption">
      <style:text-properties officeooo:paragraph-rsid="0098a6d0"/>
    </style:style>
    <style:style style:name="P86" style:family="paragraph" style:parent-style-name="Standard" style:list-style-name="L1"/>
    <style:style style:name="P87" style:family="paragraph" style:parent-style-name="Standard" style:list-style-name="L1">
      <style:text-properties officeooo:paragraph-rsid="00bf533e"/>
    </style:style>
    <style:style style:name="P88" style:family="paragraph" style:parent-style-name="Standard" style:list-style-name="L1">
      <style:text-properties officeooo:paragraph-rsid="00cd3e97"/>
    </style:style>
    <style:style style:name="P89" style:family="paragraph" style:parent-style-name="Standard">
      <style:text-properties fo:font-size="10pt" style:font-size-asian="10pt" style:font-size-complex="10pt"/>
    </style:style>
    <style:style style:name="P90" style:family="paragraph" style:parent-style-name="Standard">
      <style:text-properties fo:font-size="10pt" officeooo:rsid="009f3225" officeooo:paragraph-rsid="00a0eab9" style:font-size-asian="10pt" style:font-size-complex="10pt"/>
    </style:style>
    <style:style style:name="P91" style:family="paragraph" style:parent-style-name="Standard">
      <style:text-properties fo:font-size="10pt" officeooo:paragraph-rsid="00bd254a" style:font-size-asian="10pt" style:font-size-complex="10pt"/>
    </style:style>
    <style:style style:name="P92" style:family="paragraph" style:parent-style-name="Standard">
      <style:text-properties fo:font-size="10pt" officeooo:paragraph-rsid="00bd4208" style:font-size-asian="10pt" style:font-size-complex="10pt"/>
    </style:style>
    <style:style style:name="P93" style:family="paragraph" style:parent-style-name="Standard">
      <style:text-properties fo:font-size="10pt" officeooo:paragraph-rsid="00c94ab5" style:font-size-asian="10pt" style:font-size-complex="10pt"/>
    </style:style>
    <style:style style:name="P94" style:family="paragraph" style:parent-style-name="Standard">
      <style:text-properties fo:font-size="10pt" officeooo:paragraph-rsid="00a0eab9" style:font-size-asian="10pt" style:font-size-complex="10pt"/>
    </style:style>
    <style:style style:name="P95" style:family="paragraph" style:parent-style-name="Standard">
      <style:text-properties fo:font-size="10pt" officeooo:paragraph-rsid="00caede5" style:font-size-asian="10pt" style:font-size-complex="10pt"/>
    </style:style>
    <style:style style:name="P96" style:family="paragraph" style:parent-style-name="Standard">
      <style:text-properties fo:font-size="10pt" officeooo:rsid="00127220" officeooo:paragraph-rsid="00cc6694" style:font-size-asian="10pt" style:font-size-complex="10pt"/>
    </style:style>
    <style:style style:name="P97" style:family="paragraph" style:parent-style-name="Standard">
      <style:text-properties fo:font-size="10pt" officeooo:paragraph-rsid="00cc6694" style:font-size-asian="10pt" style:font-size-complex="10pt"/>
    </style:style>
    <style:style style:name="P98" style:family="paragraph" style:parent-style-name="Heading_20_3">
      <style:text-properties officeooo:rsid="0078c216" officeooo:paragraph-rsid="0078c216"/>
    </style:style>
    <style:style style:name="P99" style:family="paragraph" style:parent-style-name="Heading_20_3">
      <style:text-properties officeooo:rsid="007a5472" officeooo:paragraph-rsid="007a5472"/>
    </style:style>
    <style:style style:name="P100" style:family="paragraph" style:parent-style-name="Heading_20_2">
      <style:text-properties officeooo:rsid="0038f3e6" officeooo:paragraph-rsid="0038f3e6"/>
    </style:style>
    <style:style style:name="P101" style:family="paragraph" style:parent-style-name="Heading_20_2">
      <style:text-properties officeooo:rsid="003f56d5"/>
    </style:style>
    <style:style style:name="P102" style:family="paragraph" style:parent-style-name="Heading_20_2">
      <style:text-properties officeooo:rsid="007d0e86" officeooo:paragraph-rsid="007d0e86"/>
    </style:style>
    <style:style style:name="P103" style:family="paragraph" style:parent-style-name="Heading_20_2">
      <style:text-properties officeooo:rsid="0066774e" officeooo:paragraph-rsid="0066774e"/>
    </style:style>
    <style:style style:name="P104" style:family="paragraph" style:parent-style-name="Heading_20_1">
      <style:text-properties officeooo:rsid="00127220" officeooo:paragraph-rsid="00127220"/>
    </style:style>
    <style:style style:name="P105" style:family="paragraph" style:parent-style-name="Heading_20_1">
      <style:text-properties officeooo:rsid="004e0a70" officeooo:paragraph-rsid="004e0a70"/>
    </style:style>
    <style:style style:name="P106" style:family="paragraph" style:parent-style-name="Heading_20_1">
      <style:text-properties officeooo:rsid="0052af4f" officeooo:paragraph-rsid="0052af4f"/>
    </style:style>
    <style:style style:name="P107" style:family="paragraph" style:parent-style-name="Normal-text" style:list-style-name="L2">
      <style:text-properties officeooo:paragraph-rsid="008059ed"/>
    </style:style>
    <style:style style:name="P108" style:family="paragraph" style:parent-style-name="Normal-text" style:list-style-name="L2">
      <style:text-properties officeooo:rsid="008059ed" officeooo:paragraph-rsid="008059ed"/>
    </style:style>
    <style:style style:name="P109" style:family="paragraph" style:parent-style-name="Normal-text">
      <style:paragraph-properties fo:margin-left="0in" fo:margin-right="0in" fo:text-indent="0in" style:auto-text-indent="false"/>
      <style:text-properties officeooo:paragraph-rsid="00bfe3b5"/>
    </style:style>
    <style:style style:name="P110" style:family="paragraph" style:parent-style-name="Normal-text">
      <style:paragraph-properties fo:margin-left="0in" fo:margin-right="0in" fo:text-indent="0in" style:auto-text-indent="false"/>
      <style:text-properties officeooo:paragraph-rsid="00c2296f"/>
    </style:style>
    <style:style style:name="P111" style:family="paragraph" style:parent-style-name="Normal-text-no-indention" style:master-page-name="Textseiten">
      <style:paragraph-properties fo:margin-left="0.4898in" fo:margin-right="0.4118in" fo:text-indent="0in" style:auto-text-indent="false" style:page-number="1"/>
      <style:text-properties fo:font-style="italic" style:font-style-asian="italic" style:font-style-complex="italic"/>
    </style:style>
    <style:style style:name="P112" style:family="paragraph" style:parent-style-name="First_20_page_3a__20_Standard" style:master-page-name="Standard">
      <style:paragraph-properties style:page-number="auto"/>
      <style:text-properties style:font-name="Arial"/>
    </style:style>
    <style:style style:name="T1" style:family="text">
      <style:text-properties officeooo:rsid="000b98cf"/>
    </style:style>
    <style:style style:name="T2" style:family="text">
      <style:text-properties fo:font-weight="bold" officeooo:rsid="000b98cf" style:font-weight-asian="bold" style:font-weight-complex="bold"/>
    </style:style>
    <style:style style:name="T3" style:family="text">
      <style:text-properties officeooo:rsid="0011d7a8"/>
    </style:style>
    <style:style style:name="T4" style:family="text">
      <style:text-properties officeooo:rsid="00127220"/>
    </style:style>
    <style:style style:name="T5" style:family="text">
      <style:text-properties officeooo:rsid="0014390c"/>
    </style:style>
    <style:style style:name="T6" style:family="text">
      <style:text-properties officeooo:rsid="0015d2d7"/>
    </style:style>
    <style:style style:name="T7" style:family="text">
      <style:text-properties officeooo:rsid="0015e439"/>
    </style:style>
    <style:style style:name="T8" style:family="text">
      <style:text-properties officeooo:rsid="001edc6c"/>
    </style:style>
    <style:style style:name="T9" style:family="text">
      <style:text-properties officeooo:rsid="001f072f"/>
    </style:style>
    <style:style style:name="T10" style:family="text">
      <style:text-properties officeooo:rsid="001f0c8b"/>
    </style:style>
    <style:style style:name="T11" style:family="text">
      <style:text-properties officeooo:rsid="0020f7c4"/>
    </style:style>
    <style:style style:name="T12" style:family="text">
      <style:text-properties officeooo:rsid="002573ca"/>
    </style:style>
    <style:style style:name="T13" style:family="text">
      <style:text-properties officeooo:rsid="0025dcd7"/>
    </style:style>
    <style:style style:name="T14" style:family="text">
      <style:text-properties officeooo:rsid="00275d9c"/>
    </style:style>
    <style:style style:name="T15" style:family="text">
      <style:text-properties officeooo:rsid="002b17f5"/>
    </style:style>
    <style:style style:name="T16" style:family="text">
      <style:text-properties officeooo:rsid="002d56db"/>
    </style:style>
    <style:style style:name="T17" style:family="text">
      <style:text-properties officeooo:rsid="002f95f6"/>
    </style:style>
    <style:style style:name="T18" style:family="text">
      <style:text-properties officeooo:rsid="003030d4"/>
    </style:style>
    <style:style style:name="T19" style:family="text">
      <style:text-properties officeooo:rsid="0031f087"/>
    </style:style>
    <style:style style:name="T20" style:family="text">
      <style:text-properties officeooo:rsid="0032671b"/>
    </style:style>
    <style:style style:name="T21" style:family="text">
      <style:text-properties officeooo:rsid="0036aea6"/>
    </style:style>
    <style:style style:name="T22" style:family="text">
      <style:text-properties style:text-position="super 58%" officeooo:rsid="0032671b"/>
    </style:style>
    <style:style style:name="T23" style:family="text">
      <style:text-properties style:text-position="super 58%" officeooo:rsid="0068289a"/>
    </style:style>
    <style:style style:name="T24" style:family="text">
      <style:text-properties style:text-position="super 58%" officeooo:rsid="00697710"/>
    </style:style>
    <style:style style:name="T25" style:family="text">
      <style:text-properties officeooo:rsid="00376f53"/>
    </style:style>
    <style:style style:name="T26" style:family="text">
      <style:text-properties officeooo:rsid="0038f3e6"/>
    </style:style>
    <style:style style:name="T27" style:family="text">
      <style:text-properties officeooo:rsid="003a783a"/>
    </style:style>
    <style:style style:name="T28" style:family="text">
      <style:text-properties officeooo:rsid="003ba26d"/>
    </style:style>
    <style:style style:name="T29" style:family="text">
      <style:text-properties officeooo:rsid="003de4de"/>
    </style:style>
    <style:style style:name="T30" style:family="text">
      <style:text-properties officeooo:rsid="003f56d5"/>
    </style:style>
    <style:style style:name="T31" style:family="text">
      <style:text-properties officeooo:rsid="00402351"/>
    </style:style>
    <style:style style:name="T32" style:family="text">
      <style:text-properties officeooo:rsid="0041f3c9"/>
    </style:style>
    <style:style style:name="T33" style:family="text">
      <style:text-properties officeooo:rsid="0044f3ae"/>
    </style:style>
    <style:style style:name="T34" style:family="text">
      <style:text-properties officeooo:rsid="0045f68d"/>
    </style:style>
    <style:style style:name="T35" style:family="text">
      <style:text-properties officeooo:rsid="00468fab"/>
    </style:style>
    <style:style style:name="T36" style:family="text">
      <style:text-properties officeooo:rsid="0048548d"/>
    </style:style>
    <style:style style:name="T37" style:family="text">
      <style:text-properties fo:font-style="italic" officeooo:rsid="008f13ad" style:font-style-asian="italic" style:font-style-complex="italic"/>
    </style:style>
    <style:style style:name="T38" style:family="text">
      <style:text-properties officeooo:rsid="004a34b2"/>
    </style:style>
    <style:style style:name="T39" style:family="text">
      <style:text-properties officeooo:rsid="004ba148"/>
    </style:style>
    <style:style style:name="T40" style:family="text">
      <style:text-properties officeooo:rsid="004e0a70"/>
    </style:style>
    <style:style style:name="T41" style:family="text">
      <style:text-properties officeooo:rsid="004fb5d2"/>
    </style:style>
    <style:style style:name="T42" style:family="text">
      <style:text-properties officeooo:rsid="0051b53c"/>
    </style:style>
    <style:style style:name="T43" style:family="text">
      <style:text-properties officeooo:rsid="0052af4f"/>
    </style:style>
    <style:style style:name="T44" style:family="text">
      <style:text-properties officeooo:rsid="0052e252"/>
    </style:style>
    <style:style style:name="T45" style:family="text">
      <style:text-properties officeooo:rsid="0054d844"/>
    </style:style>
    <style:style style:name="T46" style:family="text">
      <style:text-properties officeooo:rsid="00565980"/>
    </style:style>
    <style:style style:name="T47" style:family="text">
      <style:text-properties officeooo:rsid="00583e41"/>
    </style:style>
    <style:style style:name="T48" style:family="text">
      <style:text-properties officeooo:rsid="00595a25"/>
    </style:style>
    <style:style style:name="T49" style:family="text">
      <style:text-properties officeooo:rsid="005a2b72"/>
    </style:style>
    <style:style style:name="T50" style:family="text">
      <style:text-properties officeooo:rsid="005a3189"/>
    </style:style>
    <style:style style:name="T51" style:family="text">
      <style:text-properties officeooo:rsid="005c1d19"/>
    </style:style>
    <style:style style:name="T52" style:family="text">
      <style:text-properties officeooo:rsid="005dd5a4"/>
    </style:style>
    <style:style style:name="T53" style:family="text">
      <style:text-properties officeooo:rsid="005f7839"/>
    </style:style>
    <style:style style:name="T54" style:family="text">
      <style:text-properties officeooo:rsid="005ffa82"/>
    </style:style>
    <style:style style:name="T55" style:family="text">
      <style:text-properties officeooo:rsid="006122db"/>
    </style:style>
    <style:style style:name="T56" style:family="text">
      <style:text-properties officeooo:rsid="00627e7e"/>
    </style:style>
    <style:style style:name="T57" style:family="text">
      <style:text-properties officeooo:rsid="00658a98"/>
    </style:style>
    <style:style style:name="T58" style:family="text">
      <style:text-properties officeooo:rsid="0066774e"/>
    </style:style>
    <style:style style:name="T59" style:family="text">
      <style:text-properties officeooo:rsid="0067d3b6"/>
    </style:style>
    <style:style style:name="T60" style:family="text">
      <style:text-properties officeooo:rsid="0068289a"/>
    </style:style>
    <style:style style:name="T61" style:family="text">
      <style:text-properties officeooo:rsid="00697710"/>
    </style:style>
    <style:style style:name="T62" style:family="text">
      <style:text-properties officeooo:rsid="006bfdf6"/>
    </style:style>
    <style:style style:name="T63" style:family="text">
      <style:text-properties officeooo:rsid="006d7e09"/>
    </style:style>
    <style:style style:name="T64" style:family="text">
      <style:text-properties officeooo:rsid="006d911c"/>
    </style:style>
    <style:style style:name="T65" style:family="text">
      <style:text-properties officeooo:rsid="0070fcd1"/>
    </style:style>
    <style:style style:name="T66" style:family="text">
      <style:text-properties officeooo:rsid="0071a9a8"/>
    </style:style>
    <style:style style:name="T67" style:family="text">
      <style:text-properties officeooo:rsid="0074ee6e"/>
    </style:style>
    <style:style style:name="T68" style:family="text">
      <style:text-properties officeooo:rsid="0076e99b"/>
    </style:style>
    <style:style style:name="T69" style:family="text">
      <style:text-properties officeooo:rsid="0078c216"/>
    </style:style>
    <style:style style:name="T70" style:family="text">
      <style:text-properties officeooo:rsid="007a5472"/>
    </style:style>
    <style:style style:name="T71" style:family="text">
      <style:text-properties officeooo:rsid="007d0e86"/>
    </style:style>
    <style:style style:name="T72" style:family="text">
      <style:text-properties officeooo:rsid="007ddf69"/>
    </style:style>
    <style:style style:name="T73" style:family="text">
      <style:text-properties officeooo:rsid="007efee8"/>
    </style:style>
    <style:style style:name="T74" style:family="text">
      <style:text-properties officeooo:rsid="008059ed"/>
    </style:style>
    <style:style style:name="T75" style:family="text">
      <style:text-properties officeooo:rsid="008200db"/>
    </style:style>
    <style:style style:name="T76" style:family="text">
      <style:text-properties officeooo:rsid="0082bbab"/>
    </style:style>
    <style:style style:name="T77" style:family="text">
      <style:text-properties officeooo:rsid="0083f89f"/>
    </style:style>
    <style:style style:name="T78" style:family="text">
      <style:text-properties officeooo:rsid="008570da"/>
    </style:style>
    <style:style style:name="T79" style:family="text">
      <style:text-properties officeooo:rsid="0089ca22"/>
    </style:style>
    <style:style style:name="T80" style:family="text">
      <style:text-properties officeooo:rsid="008b60c0"/>
    </style:style>
    <style:style style:name="T81" style:family="text">
      <style:text-properties officeooo:rsid="008da143"/>
    </style:style>
    <style:style style:name="T82" style:family="text">
      <style:text-properties officeooo:rsid="008e37ef"/>
    </style:style>
    <style:style style:name="T83" style:family="text">
      <style:text-properties officeooo:rsid="008f13ad"/>
    </style:style>
    <style:style style:name="T84" style:family="text">
      <style:text-properties officeooo:rsid="00906990"/>
    </style:style>
    <style:style style:name="T85" style:family="text">
      <style:text-properties officeooo:rsid="0090f009"/>
    </style:style>
    <style:style style:name="T86" style:family="text">
      <style:text-properties officeooo:rsid="00915577"/>
    </style:style>
    <style:style style:name="T87" style:family="text">
      <style:text-properties officeooo:rsid="009cc5e9"/>
    </style:style>
    <style:style style:name="T88" style:family="text">
      <style:text-properties fo:font-size="10pt" style:font-size-asian="10pt" style:font-size-complex="10pt"/>
    </style:style>
    <style:style style:name="T89" style:family="text">
      <style:text-properties officeooo:rsid="009d43b6"/>
    </style:style>
    <style:style style:name="T90" style:family="text">
      <style:text-properties officeooo:rsid="009d6447"/>
    </style:style>
    <style:style style:name="T91" style:family="text">
      <style:text-properties officeooo:rsid="009dc749"/>
    </style:style>
    <style:style style:name="T92" style:family="text">
      <style:text-properties officeooo:rsid="009f3225"/>
    </style:style>
    <style:style style:name="T93" style:family="text">
      <style:text-properties officeooo:rsid="00a0eab9"/>
    </style:style>
    <style:style style:name="T94" style:family="text">
      <style:text-properties officeooo:rsid="00a2284b"/>
    </style:style>
    <style:style style:name="T95" style:family="text">
      <style:text-properties officeooo:rsid="00a417c6"/>
    </style:style>
    <style:style style:name="T96" style:family="text">
      <style:text-properties officeooo:rsid="00a56ac7"/>
    </style:style>
    <style:style style:name="T97" style:family="text">
      <style:text-properties officeooo:rsid="00a6b11b"/>
    </style:style>
    <style:style style:name="T98" style:family="text">
      <style:text-properties officeooo:rsid="00a706b9"/>
    </style:style>
    <style:style style:name="T99" style:family="text">
      <style:text-properties officeooo:rsid="00a735d1"/>
    </style:style>
    <style:style style:name="T100" style:family="text">
      <style:text-properties officeooo:rsid="00a79280"/>
    </style:style>
    <style:style style:name="T101" style:family="text">
      <style:text-properties officeooo:rsid="00a9b5a5"/>
    </style:style>
    <style:style style:name="T102" style:family="text">
      <style:text-properties officeooo:rsid="00aacc52"/>
    </style:style>
    <style:style style:name="T103" style:family="text">
      <style:text-properties officeooo:rsid="00ab113e"/>
    </style:style>
    <style:style style:name="T104" style:family="text">
      <style:text-properties officeooo:rsid="00af7c9a"/>
    </style:style>
    <style:style style:name="T105" style:family="text">
      <style:text-properties officeooo:rsid="00b01e56"/>
    </style:style>
    <style:style style:name="T106" style:family="text">
      <style:text-properties officeooo:rsid="00b27a89"/>
    </style:style>
    <style:style style:name="T107" style:family="text">
      <style:text-properties officeooo:rsid="00b3463b"/>
    </style:style>
    <style:style style:name="T108" style:family="text">
      <style:text-properties officeooo:rsid="00b552a3"/>
    </style:style>
    <style:style style:name="T109" style:family="text">
      <style:text-properties officeooo:rsid="00b6788a"/>
    </style:style>
    <style:style style:name="T110" style:family="text">
      <style:text-properties officeooo:rsid="00b75c28"/>
    </style:style>
    <style:style style:name="T111" style:family="text">
      <style:text-properties officeooo:rsid="00b8e8c4"/>
    </style:style>
    <style:style style:name="T112" style:family="text">
      <style:text-properties officeooo:rsid="00bd4208"/>
    </style:style>
    <style:style style:name="T113" style:family="text">
      <style:text-properties officeooo:rsid="00bdedd3"/>
    </style:style>
    <style:style style:name="T114" style:family="text">
      <style:text-properties officeooo:rsid="00bf533e"/>
    </style:style>
    <style:style style:name="T115" style:family="text">
      <style:text-properties officeooo:rsid="00bf7a6e"/>
    </style:style>
    <style:style style:name="T116" style:family="text">
      <style:text-properties officeooo:rsid="00bfe3b5"/>
    </style:style>
    <style:style style:name="T117" style:family="text">
      <style:text-properties officeooo:rsid="00c2296f"/>
    </style:style>
    <style:style style:name="T118" style:family="text">
      <style:text-properties officeooo:rsid="00c3d6a2"/>
    </style:style>
    <style:style style:name="T119" style:family="text">
      <style:text-properties officeooo:rsid="00c4a503"/>
    </style:style>
    <style:style style:name="T120" style:family="text">
      <style:text-properties officeooo:rsid="00c5edd9"/>
    </style:style>
    <style:style style:name="T121" style:family="text">
      <style:text-properties officeooo:rsid="00c5ff3c"/>
    </style:style>
    <style:style style:name="T122" style:family="text">
      <style:text-properties officeooo:rsid="00c94ab5"/>
    </style:style>
    <style:style style:name="T123" style:family="text">
      <style:text-properties officeooo:rsid="00c9deab"/>
    </style:style>
    <style:style style:name="T124" style:family="text">
      <style:text-properties officeooo:rsid="00ccfc0c"/>
    </style:style>
    <style:style style:name="T125" style:family="text">
      <style:text-properties officeooo:rsid="00cd3e97"/>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12"><text:text-input text:description="Name of university">

</text:text-input></text:p>
      <text:p text:style-name="P9"><text:text-input text:description="Name of faculty"/></text:p>
      <text:p text:style-name="P9"><text:text-input text:description="Name of department / chair"/></text:p>
      <text:p text:style-name="P9"><text:text-input text:description="Name of professor">Bill Cox</text:text-input></text:p>
      <text:p text:style-name="P10">waywardgeek@gmail.com</text:p>
      <text:p text:style-name="P7"/>
      <text:p text:style-name="P7"><text:s/></text:p>
      <text:p text:style-name="P7"/>
      <text:p text:style-name="P6"><text:text-input text:description="Type of paper/thesis">For Consideration in the Password Hashing Competition</text:text-input></text:p>
      <text:p text:style-name="P6"/>
      <text:p text:style-name="P12"><text:text-input text:description="Title of paper">NoelKDF: 
A Compute Time and Sequential Memory Hard Key Derivation Function</text:text-input></text:p>
      <text:p text:style-name="P11"/>
      <text:p text:style-name="P6"/>
      <text:p text:style-name="P7"/>
      <text:p text:style-name="P7"/>
      <text:p text:style-name="P21"/>
      <text:p text:style-name="P13"/>
      <text:p text:style-name="P23"/>
      <text:p text:style-name="P22"><text:user-field-input text:name="Ort" text:description="Place">Chapel Hill, NC</text:user-field-input>, <text:user-field-input text:name="DatumAbgabe" text:description="Date of submission">January 2014</text:user-field-input></text:p>
      <text:p text:style-name="P8"/>
      <text:p text:style-name="P14"/>
      <text:p text:style-name="P14"/>
      <text:p text:style-name="P5"/>
      <text:p text:style-name="P111"><text:span text:style-name="T2">Abstract</text:span><text:span text:style-name="T1">. <text:s/>In recent years, </text:span><text:span text:style-name="T12">there has been a rise in offline brute-force guessing attacks against passwords based on the leaking of hashed password lists. <text:s/>Even when protected with salt, typical low entropy </text:span><text:span text:style-name="T1">passwords are being guessed using GPUs, FPGAs, and </text:span><text:span text:style-name="T11">likely </text:span><text:span text:style-name="T1">even custom ASICs. <text:s/>Scrypt demonstrated a new way to thwart theses attacks, as the first sequential-memory-hard key derivation function (KDF). <text:s/>While Scrypt forces an attacker to pay for significant amounts of memory, custom </text:span><text:span text:style-name="T12">ASICs</text:span><text:span text:style-name="T1"> can speed up Scrypt's inner loop </text:span><text:span text:style-name="T9">substantially</text:span><text:span text:style-name="T1">. <text:s/>NoelKDF is a new sequential-memory-hard KDF which is also comput</text:span><text:span text:style-name="T12">e</text:span><text:span text:style-name="T3"> </text:span><text:span text:style-name="T1">time</text:span><text:span text:style-name="T3"> </text:span><text:span text:style-name="T1">hardened through the use of sequential multiply operations. <text:s/></text:span><text:span text:style-name="T9">S</text:span><text:span text:style-name="T1">hort of </text:span><text:span text:style-name="T11">exotic technologies such as </text:span><text:span text:style-name="T1">liquid nitrogen cooling, a custom ASIC guessing core </text:span><text:span text:style-name="T9">should</text:span><text:span text:style-name="T1"> gain no more than 2X speed advantage v</text:span><text:span text:style-name="T8">ersus</text:span><text:span text:style-name="T1"> running NoelKDF on the latest CPUs. <text:s/>In addition, NoelKDF fills memory </text:span><text:span text:style-name="T9">much</text:span><text:span text:style-name="T1"> faster </text:span><text:span text:style-name="T3">than Scrypt</text:span><text:span text:style-name="T1"> on our development machine. <text:s/>NoelKDF </text:span><text:span text:style-name="T9">dramatically </text:span><text:span text:style-name="T1">increases the time*</text:span><text:span text:style-name="T67">memory </text:span><text:span text:style-name="T1">cost </text:span><text:span text:style-name="T3">per core </text:span><text:span text:style-name="T1">of custom ASIC attacks, while </text:span><text:span text:style-name="T121">dramatically reducing any </text:span><text:span text:style-name="T121">benefit from</text:span><text:span text:style-name="T11"> time-memory trade-off (TMTO) </text:span><text:span text:style-name="T12">sometimes used against Scrypt</text:span><text:span text:style-name="T1">. <text:s/></text:span><text:span text:style-name="T113">In addition</text:span><text:span text:style-name="T11">, NoelKDF </text:span><text:span text:style-name="T113">provides improved defence against a</text:span><text:span text:style-name="T11">gainst cache timing attacks</text:span><text:span text:style-name="T113">, </text:span><text:span text:style-name="T115">through a balanced defence strategy.</text:span></text:p>
      <text:h text:style-name="Heading_20_1" text:outline-level="1"><text:bookmark-start text:name="__RefHeading__538_729210063"/>Introduction<text:bookmark-end text:name="__RefHeading__538_729210063"/></text:h>
      <text:p text:style-name="P24">NoelKDF is a sequential memory and compute <text:span text:style-name="T11">time </text:span>hard key derivation function that maximizes an attackers time*<text:span text:style-name="T68">memory cost</text:span> for guessing passwords. <text:s/>It supports the following features:</text:p>
      <text:list xml:id="list1272613980942461604" text:style-name="L1">
        <text:list-item>
          <text:p text:style-name="P86">Insures high <text:span text:style-name="T68">memory </text:span>cost for an attacker by filling external DRAM rapidly</text:p>
        </text:list-item>
        <text:list-item>
          <text:p text:style-name="P86">Insures high runtime for an attacker through serial multiply operations</text:p>
        </text:list-item>
        <text:list-item>
          <text:p text:style-name="P86"><text:span text:style-name="T11">Mostly eliminates</text:span> time-memory <text:span text:style-name="T11">t</text:span>rade<text:span text:style-name="T11">-</text:span>off options <text:span text:style-name="T68">(TMTO)</text:span></text:p>
        </text:list-item>
        <text:list-item>
          <text:p text:style-name="P87"><text:span text:style-name="T114">Remains an effective </text:span><text:span text:style-name="T116">defence</text:span><text:span text:style-name="T114"> even when an attacker knows what addresses are accessed during hashing due to a cache-timing side channel attack.</text:span></text:p>
        </text:list-item>
        <text:list-item>
          <text:p text:style-name="P86">Uses parallelism present on the machine for improved protectio<text:span text:style-name="T68">n, overcoming limitations of pepper</text:span></text:p>
        </text:list-item>
        <text:list-item>
          <text:p text:style-name="P86">Adaptable from embedded applications to high end graphics cards</text:p>
        </text:list-item>
        <text:list-item>
          <text:p text:style-name="P86"><text:span text:style-name="T12">Supports client independent hash updates (“borrowed” from Catena</text:span><text:span text:style-name="T12"><text:bibliography-mark text:identifier="1" text:bibliography-type="techreport" text:author="Christian Forler, Stefan Lucks, and Jakob Wenzel" text:title="Catena: A Memory-ConsumingPassword-Scrambling Framework" text:year="2014">[1]</text:bibliography-mark></text:span><text:span text:style-name="T33">)</text:span></text:p>
        </text:list-item>
        <text:list-item>
          <text:p text:style-name="P88"><text:span text:style-name="T125">Performs well on many GB of memory, or just a few MB</text:span></text:p>
        </text:list-item>
      </text:list>
      <text:p text:style-name="P110"><text:span text:style-name="T117">NoelKDF uses a 2-loop architecture, where in the first loop, no password derived addresses are accessed, making it resistant to cache timing attacks. <text:s/>To complete the first loop, an attacker with accurate memory addressing knowledge will have to expend considerable CPU cycles and memory </text:span><text:span text:style-name="T118">per password guess, in order to see if their guess were correct, which can only be determined at the start of the second loop</text:span><text:span text:style-name="T117">. <text:s/>The second loop.</text:span></text:p>
      <text:p text:style-name="P109"><text:span text:style-name="T116">While I, the author, Bill Cox, deserve credit for this poor writing and my fairly awesome code, NoelKDF has more good ideas from the Escript and Catena teams than my own. <text:s/>The cache timing </text:span><text:span text:style-name="T118">defence</text:span><text:span text:style-name="T116"> strategy </text:span><text:span text:style-name="T118">i</text:span><text:span text:style-name="T116">s only possible due to the good work and generosity of ideas from Christian Forler, and most of the other good ideas came from Alexander (aka Solar Designer).</text:span></text:p>
      <text:h text:style-name="P104" text:outline-level="1"><text:bookmark-start text:name="__RefHeading__540_729210063"/>Algorithm Specification<text:bookmark-end text:name="__RefHeading__540_729210063"/></text:h>
      <text:h text:style-name="P100" text:outline-level="2">Simplified NoelKDF</text:h>
      <text:p text:style-name="P25">Like Scrypt, NoelKDF performs one write and one read on average to every memory location accessed. <text:s/>This combi<text:span text:style-name="T13">n</text:span>ed with a very compute efficient non-cryptographic hash function in the inner loop makes <text:soft-page-break/>NoelKDF very fast, and enables it to <text:span text:style-name="T13">hash</text:span> a lot of memory in a short time. <text:s/><text:span text:style-name="T17">A simpl</text:span><text:span text:style-name="T30">ified</text:span><text:span text:style-name="T17"> version of NoelKDF is:</text:span></text:p>
      <text:p text:style-name="P39"><draw:frame draw:style-name="fr1" draw:name="Frame1" text:anchor-type="as-char" svg:y="0.0835in" svg:width="5.2626in" draw:z-index="0"><draw:text-box fo:min-height="2.052in"><text:p text:style-name="Caption">Simplified NoelKDF:</text:p><text:p text:style-name="P78"><text:span text:style-name="T5">Input</text:span><text:span text:style-name="T6">s</text:span><text:span text:style-name="T5">: </text:span><text:span text:style-name="T13">hashlen, password</text:span><text:span text:style-name="T6">, salt, </text:span><text:span text:style-name="T16">memlen</text:span></text:p><text:p text:style-name="P78"><text:span text:style-name="T5">Output: </text:span><text:span text:style-name="T13">hash[</text:span><text:span text:style-name="T15">hash</text:span><text:span text:style-name="T13">len]</text:span></text:p><text:p text:style-name="P79"/><text:p text:style-name="P78"><text:span text:style-name="T17">mem[0 .. </text:span><text:span text:style-name="T20">hashlen-1</text:span><text:span text:style-name="T17">] = H(</text:span><text:span text:style-name="T20">hashlen, </text:span><text:span text:style-name="T17">password </text:span><text:span text:style-name="T33">+ </text:span><text:span text:style-name="T17">salt)</text:span></text:p><text:p text:style-name="P78"><text:span text:style-name="T17">value = </text:span><text:span text:style-name="T29">0</text:span></text:p><text:p text:style-name="P78"><text:span text:style-name="T20">prevAddr = </text:span><text:span text:style-name="T29">0</text:span></text:p><text:p text:style-name="P76"><text:s text:c="12"/>destAddr = hashlen</text:p><text:p text:style-name="P78"><text:span text:style-name="T17">for i = </text:span><text:span text:style-name="T29">1</text:span><text:span text:style-name="T17"> .. memlen/</text:span><text:span text:style-name="T29">hashlen</text:span><text:span text:style-name="T17">:</text:span></text:p><text:p text:style-name="P78"><text:s text:c="4"/><text:span text:style-name="T17">rand</text:span><text:span text:style-name="T13">Addr = </text:span><text:span text:style-name="T29">value</text:span><text:span text:style-name="T14"> % </text:span><text:span text:style-name="T29">i</text:span></text:p><text:p text:style-name="P78"><text:span text:style-name="T17"><text:s text:c="4"/></text:span><text:span text:style-name="T29">for j = 0 .. hashlen-1:</text:span></text:p><text:p text:style-name="P78"><text:s text:c="8"/><text:span text:style-name="T14">value </text:span><text:s/>= <text:span text:style-name="T14">value</text:span>*(<text:span text:style-name="T14">mem[</text:span><text:span text:style-name="T20">prevAddr++</text:span><text:span text:style-name="T14">]</text:span> | <text:span text:style-name="T14">3</text:span>) + <text:span text:style-name="T14">mem[</text:span><text:span text:style-name="T17">rand</text:span><text:span text:style-name="T14">Addr</text:span><text:span text:style-name="T30">++</text:span><text:span text:style-name="T14">]</text:span></text:p><text:p text:style-name="P78"><text:span text:style-name="T10"><text:s text:c="8"/></text:span><text:span text:style-name="T14">mem[</text:span><text:span text:style-name="T29">destAddr++</text:span><text:span text:style-name="T14">]</text:span><text:span text:style-name="T10"> = </text:span><text:span text:style-name="T14">value</text:span></text:p><text:p text:style-name="P77"><text:span text:style-name="T30">output</text:span><text:span text:style-name="T17"> </text:span><text:span text:style-name="T20">H(</text:span><text:span text:style-name="T30">hashlen, </text:span><text:span text:style-name="T17">mem[memlen-</text:span><text:span text:style-name="T20">hashlen .. memlen-1</text:span><text:span text:style-name="T17">]</text:span><text:span text:style-name="T20">)</text:span></text:p></draw:text-box><svg:title>test</svg:title><svg:desc>test</svg:desc></draw:frame></text:p>
      <text:p text:style-name="P40">The function H is a cryptographically strong hash function such as SHA-<text:span text:style-name="T79">256</text:span>.</text:p>
      <text:h text:style-name="P101" text:outline-level="2">Multiplication-Hard KDFs</text:h>
      <text:p text:style-name="P65"><text:span text:style-name="T19">Speeding up multiplication on custom ASICs </text:span><text:span text:style-name="T31">versus</text:span><text:span text:style-name="T19"> a modern CPUs is difficult, and unlikely to result in even a </text:span><text:span text:style-name="T31">50%</text:span><text:span text:style-name="T19"> </text:span><text:span text:style-name="T28">speed-up </text:span><text:span text:style-name="T31">without</text:span><text:span text:style-name="T19"> exotic technologies such as liquid nitrogen cooling. <text:s/></text:span><text:span text:style-name="T75">In comparison, the Salsa20/8 hash function used in Scrypt is likely to run at 1ns per Salsa20/8 round per core, generating 64GB/second of data on an ASIC. <text:s/>In comparison, Scrypt on the NoelKDF development machine generates </text:span><text:span text:style-name="T76">hashes </text:span><text:span text:style-name="T75">0.5GB </text:span><text:span text:style-name="T76">twice </text:span><text:span text:style-name="T75">in 1.8 seconds, </text:span><text:span text:style-name="T76">which is</text:span><text:span text:style-name="T75"> </text:span><text:span text:style-name="T76">about</text:span><text:span text:style-name="T75"> </text:span><text:span text:style-name="T76">1</text:span><text:span text:style-name="T75">00X slower. <text:s/>This is because it has only 16 levels of ADD/XOR </text:span><text:span text:style-name="T117">logic per 32-bit register (there are 16)</text:span><text:span text:style-name="T75">, making it a bit less complex than </text:span><text:span text:style-name="T117">16</text:span><text:span text:style-name="T75"> Booth-encoded 32x32 multiplier</text:span><text:span text:style-name="T117">s running in parallel. <text:s/>O</text:span><text:span text:style-name="T75">n the development machine, </text:span><text:span text:style-name="T117">32x32 bit multiplies </text:span><text:span text:style-name="T75">run</text:span><text:span text:style-name="T117">s</text:span><text:span text:style-name="T75"> in 0.9ns.</text:span></text:p>
      <text:p text:style-name="P66"><text:span text:style-name="T76">NoelKDF is hardened against such attacks through the use of a multiplication-hard hash function, which cannot be significantly sped up on custom AISCs compared to advanced CPUs. <text:s/></text:span><text:span text:style-name="T118">E</text:span><text:span text:style-name="T17">ach iteration depends on the previous, and must be computed </text:span><text:span text:style-name="T19">with </text:span><text:span text:style-name="T31">one </text:span><text:span text:style-name="T17">sequential </text:span><text:span text:style-name="T19">multipl</text:span><text:span text:style-name="T31">y</text:span><text:span text:style-name="T19"> </text:span><text:span text:style-name="T31">followed by one sequential </text:span><text:span text:style-name="T30">addition</text:span><text:span text:style-name="T17">. <text:s/>A lower bound on the runtime </text:span><text:span text:style-name="T18">is:</text:span></text:p>
      <text:p text:style-name="P67"><draw:frame draw:style-name="fr4" draw:name="Object1" text:anchor-type="as-char" svg:y="0.0138in" svg:width="2.2689in" svg:height="0.1902in" draw:z-index="4"><draw:object xlink:href="./Object 2" xlink:type="simple" xlink:show="embed" xlink:actuate="onLoad"/><draw:image xlink:href="./ObjectReplacements/Object 2" xlink:type="simple" xlink:show="embed" xlink:actuate="onLoad"/></draw:frame></text:p>
      <text:p text:style-name="P59"><text:span text:style-name="T19">On our development machine, a 32-bit multiply operation </text:span><text:span text:style-name="T34">has latency</text:span><text:span text:style-name="T19"> </text:span><text:span text:style-name="T34">multTime = </text:span><text:span text:style-name="T19">0.9ns. <text:s/>Hashing 2GB of data this way would require </text:span><text:span text:style-name="T31">a minimum of </text:span><text:span text:style-name="T19">0.9ns*2</text:span><text:span text:style-name="T22">31</text:span><text:span text:style-name="T19">/4 = </text:span><text:span text:style-name="T21">0</text:span><text:span text:style-name="T19">.48 seconds. <text:s/>The reference version of NoelKDF performs this calculation in </text:span><text:span text:style-name="T21">0</text:span><text:span text:style-name="T19">.69 seconds, or only 44% longer than an optimally multiplication bound loop.</text:span></text:p>
      <text:p text:style-name="P30"><text:span text:style-name="T26">Definition 1 (Multipl</text:span><text:span text:style-name="T27">ication</text:span><text:span text:style-name="T26">-Hard </text:span><text:span text:style-name="T27">Function</text:span><text:span text:style-name="T26">).</text:span></text:p>
      <text:p text:style-name="P31"><text:span text:style-name="Caption_20_characters"><text:span text:style-name="T26">A multiplication-hard </text:span></text:span><text:span text:style-name="Caption_20_characters"><text:span text:style-name="T27">function</text:span></text:span><text:span text:style-name="Caption_20_characters"><text:span text:style-name="T26"> is </text:span></text:span><text:span text:style-name="Caption_20_characters"><text:span text:style-name="T27">function that sequentially computes values using no more than a </text:span></text:span><text:span text:style-name="Caption_20_characters"><text:span text:style-name="T117">1</text:span></text:span><text:span text:style-name="Caption_20_characters"><text:span text:style-name="T27">-to-</text:span></text:span><text:span text:style-name="Caption_20_characters"><text:span text:style-name="T117">3</text:span></text:span><text:span text:style-name="Caption_20_characters"><text:span text:style-name="T27"> ratio of sequential multiplication operations </text:span></text:span><text:span text:style-name="Caption_20_characters"><text:span text:style-name="T31">to</text:span></text:span><text:span text:style-name="Caption_20_characters"><text:span text:style-name="T27"> </text:span></text:span><text:span text:style-name="Caption_20_characters"><text:span text:style-name="T32">sequential </text:span></text:span><text:span text:style-name="Caption_20_characters"><text:span text:style-name="T27">simple operations, where simple operations are the usual </text:span></text:span><text:span text:style-name="Caption_20_characters"><text:span text:style-name="T31">single-cycle </text:span></text:span><text:span text:style-name="Caption_20_characters"><text:span text:style-name="T27">ALU operations: add, sub, </text:span></text:span><text:span text:style-name="Caption_20_characters"><text:span text:style-name="T31">XOR</text:span></text:span><text:span text:style-name="Caption_20_characters"><text:span text:style-name="T27">, </text:span></text:span><text:span text:style-name="Caption_20_characters"><text:span text:style-name="T31">ANS</text:span></text:span><text:span text:style-name="Caption_20_characters"><text:span text:style-name="T27">, </text:span></text:span><text:span text:style-name="Caption_20_characters"><text:span text:style-name="T31">OR</text:span></text:span><text:span text:style-name="Caption_20_characters"><text:span text:style-name="T27">, complement, </text:span></text:span><text:span text:style-name="Caption_20_characters"><text:span text:style-name="T31">increment, decrement</text:span></text:span><text:span text:style-name="Caption_20_characters"><text:span text:style-name="T27">, </text:span></text:span><text:span text:style-name="Caption_20_characters"><text:span text:style-name="T31">and </text:span></text:span><text:span text:style-name="Caption_20_characters"><text:span text:style-name="T27">shif</text:span></text:span><text:span text:style-name="Caption_20_characters"><text:span text:style-name="T32">t</text:span></text:span><text:span text:style-name="Caption_20_characters"><text:span text:style-name="T27">/</text:span></text:span><text:span text:style-name="Caption_20_characters"><text:span text:style-name="T32">rotate</text:span></text:span><text:span text:style-name="Caption_20_characters"><text:span text:style-name="T31">.</text:span></text:span></text:p>
      <text:p text:style-name="P33"><text:span text:style-name="T27">The reason for the choice of </text:span><text:span text:style-name="T117">1</text:span><text:span text:style-name="T27">-to-</text:span><text:span text:style-name="T117">3</text:span><text:span text:style-name="T27"> is that no modern </text:span><text:span text:style-name="T34">Intel or AMD CPU</text:span><text:span text:style-name="T27"> </text:span><text:span text:style-name="T34">requires less than 3</text:span><text:span text:style-name="T27"> clock cycles </text:span><text:span text:style-name="T34">to compute a </text:span><text:span text:style-name="T27">32x32 multiplication, while all of the simple operations are computed in 1. <text:s/>This</text:span><text:span text:style-name="T28"> means </text:span><text:span text:style-name="T32">in a Multiplication-hard</text:span><text:span text:style-name="T28"> </text:span><text:span text:style-name="T32">function, it </text:span><text:span text:style-name="T28">may be possible to spend</text:span><text:span text:style-name="T27"> at least 50% of the compute time on multiplications, </text:span><text:span text:style-name="T28">assuming </text:span><text:span text:style-name="T31">any</text:span><text:span text:style-name="T28"> other tasks can be executed in parallel</text:span><text:span text:style-name="T27">. <text:s/>NoelKDF has a multiplication to </text:span><text:soft-page-break/><text:span text:style-name="T27">simple operation ratio of 1-to-1. <text:s/>It does one multiply, and then one addition, sequentially in every loop. <text:s/></text:span><text:span text:style-name="T28">The other operations, including increment</text:span><text:span text:style-name="T30">s</text:span><text:span text:style-name="T28">, </text:span><text:span text:style-name="T30">OR, </text:span><text:span text:style-name="T28">and memory read and write can be done in parallel.</text:span></text:p>
      <text:p text:style-name="P34"><text:span text:style-name="T28">NoelKDF is sequential-memory-hard </text:span><text:span text:style-name="T32">in the sense described in Catena</text:span><text:span text:style-name="T32"><text:bibliography-mark text:identifier="1" text:bibliography-type="techreport" text:author="Christian Forler, Stefan Lucks, and Jakob Wenzel" text:title="Catena: A Memory-ConsumingPassword-Scrambling Framework" text:year="2014">[1]</text:bibliography-mark></text:span><text:span text:style-name="T28">. <text:s/>Additional CPUs cannot significantly speed up it's computations, since the random address </text:span><text:span text:style-name="T32">computed in the </text:span><text:span text:style-name="T117">second</text:span><text:span text:style-name="T32"> loop cannot be known until the </text:span><text:span text:style-name="T119">prior</text:span><text:span text:style-name="T32"> loop iteration has completed. <text:s/></text:span><text:span text:style-name="T35">If an attacker decided to cheat and use less memory, he will suffer a penalty when he has to recompute the missing data, just as in Scrypt. <text:s/>Even stronger, NoelKDF memory blocks depend on not just the previous, as in Script, but </text:span><text:span text:style-name="T36">also </text:span><text:span text:style-name="T35">on a password dependent pseudo-random previous block. <text:s/></text:span><text:span text:style-name="T36">A</text:span><text:span text:style-name="T35">ttackers will have to recompute any missing input blocks </text:span><text:span text:style-name="T36">that are accesse</text:span><text:span text:style-name="T119">d</text:span><text:span text:style-name="T117">.</text:span><text:span text:style-name="T35"> <text:s/></text:span><text:span text:style-name="T117">With NoelKDF's 2-fanouts per node, this can grow exponentially if an attack has too little coverage of computed results in memory.</text:span></text:p>
      <text:h text:style-name="P100" text:outline-level="2">Algorithm Enhancements</text:h>
      <text:h text:style-name="P98" text:outline-level="3">Speed Enhancements</text:h>
      <text:p text:style-name="P60"><text:span text:style-name="T69">F</text:span><text:span text:style-name="T20">or </text:span><text:span text:style-name="T38">small hashlen</text:span><text:span text:style-name="T20">, cache miss delays will dominate the runtime. <text:s/></text:span><text:span text:style-name="T38">Therefore NoelKDF has a separate blocklen parameter to enable high speed with short hash lengths</text:span><text:span text:style-name="T20">.</text:span></text:p>
      <text:p text:style-name="P59"><text:span text:style-name="T69">The reference implementation, when run with </text:span><text:span text:style-name="T80">2</text:span><text:span text:style-name="T69"> threads, achieves 1</text:span><text:span text:style-name="T80">2</text:span><text:span text:style-name="T69">GB/s memory bandwidth on a machine I estimate to have a 25GB/s maximum. <text:s/>A SIMD optimized version with temporal cache hints is </text:span><text:span text:style-name="T69">likely to achieve 2</text:span><text:span text:style-name="T80">2</text:span><text:span text:style-name="T69">GB/s, </text:span><text:span text:style-name="T80">as running 2 copies of 2-thread noelkdf at the same time increases memory bandwidth to 22GB/s.</text:span></text:p>
      <text:h text:style-name="P98" text:outline-level="3"><text:span text:style-name="T120">Improvements Over</text:span> Pepper</text:h>
      <text:p text:style-name="P68">Pepper is a small number of secret bits of the salt, which are sent as 0's to the user. <text:s/>When authenticating, he must try 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61"><text:span text:style-name="T69">This scheme </text:span><text:span text:style-name="T120">has some</text:span><text:span text:style-name="T69">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70"><text:s/>it seems to be naturally applied externally to the password KDF, and wont be able to take full advantage of SIMD instructions when used that way, especially when the inner loop hash function is very simple as is the case with NoelKDF.</text:span></text:p>
      <text:p text:style-name="P69">To overcome these limitations, NoelKDF simply sample data randomly from all thread hashed memory to produce the final hash. <text:s/>This forces an attacker to ether have all memory loaded at once, or to do an expensive read from external storage. <text:s/>Finally, in an optimized version, 2 or 4 instances of NoelKDF could run on a single thread using SIMD instructions. <text:s/>Thread memory would simply have to be interleaved rather than separate.</text:p>
      <text:h text:style-name="P99" text:outline-level="3">Garlic and Data</text:h>
      <text:p text:style-name="P35"><text:span text:style-name="T21">NoelKDF “borrow</text:span><text:span text:style-name="T81">ed</text:span><text:span text:style-name="T21">” </text:span><text:span text:style-name="T38">(stole, pilfered, swiped)</text:span><text:span text:style-name="T21"> the concept of “garlic” from Catena. <text:s/>This enables client independent updates, where the difficulty of computing a hash can be increased by a system administrator without having to know </text:span><text:span text:style-name="T81">the</text:span><text:span text:style-name="T38"> user's</text:span><text:span text:style-name="T21"> password. <text:s/></text:span><text:span text:style-name="T38">More about client independent updates can be found in the Catena</text:span><text:span text:style-name="T21"><text:bibliography-mark text:identifier="1" text:bibliography-type="techreport" text:author="Christian Forler, Stefan Lucks, and Jakob Wenzel" text:title="Catena: A Memory-ConsumingPassword-Scrambling Framework" text:year="2014">[1]</text:bibliography-mark></text:span><text:span text:style-name="T38"> paper.</text:span></text:p>
      <text:p text:style-name="P62"><text:span text:style-name="T21">A data input has also been added, which allows a software developer to provide application specific data such as secondary authentication keys to the hash. <text:s/>For example, when a server has a secret password specific key that is decrypted with the </text:span><text:span text:style-name="T38">server's </text:span><text:span text:style-name="T21">master key </text:span><text:span text:style-name="T38">during password authentication</text:span><text:span text:style-name="T21">, </text:span><text:span text:style-name="T38">the key can be</text:span><text:span text:style-name="T21"> added as data to the hash. <text:s/></text:span><text:span text:style-name="T38">This renders b</text:span><text:span text:style-name="T21">rute force attacks impractical to all attackers who do not </text:span><text:soft-page-break/><text:span text:style-name="T21">have the master key. <text:s/>Similarly, if a user provides a key file, a hash of that file can be used as data, again making brute-force attacks impractical</text:span><text:span text:style-name="T25">. <text:s/></text:span><text:span text:style-name="T70">While NoelKDF adopt's Catena's naming convention for data, a similar concept appears in Escrypt (local parameters) and Blakerypt (session keys).</text:span></text:p>
      <text:h text:style-name="P99" text:outline-level="3">Additional Enhancements</text:h>
      <text:p text:style-name="P42"><text:span text:style-name="T70">T</text:span>he prior memory block <text:span text:style-name="T81">to hash</text:span> is no longer chosen uniformly random<text:span text:style-name="T81">ly</text:span>. <text:s/>Instead it follows a cube-law, reducing the average edge distance from ½ to ¼, significantly improving TMTO resistance. <text:s/><text:span text:style-name="T82">With a uniform distribution, only 1 in 100 edges are shorter than 1% of the node number, while with the cubed distribution, 21.5% are this short. <text:s/>This greatly increases the recomputation penalty to an attacker doing a TMTO by having rapid local fanout, while keeping the average edge length long enough to thwart DAG cut TMTO attacks like those used against Scrypt. <text:s/>The average edge length </text:span><text:span text:style-name="T83">from node </text:span><text:span text:style-name="T37">i</text:span><text:span text:style-name="T83"> </text:span><text:span text:style-name="T82">is computed as a simple integral:</text:span></text:p>
      <text:p text:style-name="P70"><draw:frame draw:style-name="fr4" draw:name="Object6" text:anchor-type="as-char" svg:y="-0.2071in" svg:width="1.1429in" svg:height="0.4764in" draw:z-index="5"><draw:object xlink:href="./Object 6" xlink:type="simple" xlink:show="embed" xlink:actuate="onLoad"/><draw:image xlink:href="./ObjectReplacements/Object 6" xlink:type="simple" xlink:show="embed" xlink:actuate="onLoad"/><svg:desc>formula</svg:desc></draw:frame></text:p>
      <text:p text:style-name="P62"><text:span text:style-name="T25">Because NoelKDF is weak against cache timing attacks, it is advisable for a password to first be hashed with many rounds of traditional PBKDF2. <text:s/>A hashRounds parameter specifies how many iterations to perform. <text:s/></text:span><text:span text:style-name="T81">I</text:span><text:span text:style-name="T25"> recommend setting it to about 1% of the expected runtime, which for 2GB would be 4ms </text:span><text:span text:style-name="T26">on our development machine</text:span><text:span text:style-name="T25">, which is enough for 3,000 rounds of SHA-256. <text:s/></text:span><text:span text:style-name="T84">This</text:span><text:span text:style-name="T38"> </text:span><text:span text:style-name="T81">also</text:span><text:span text:style-name="T38"> makes NoelKDF harder to attack when an attacker has access to early leaked memory.</text:span></text:p>
      <text:p text:style-name="P74">Given an a user's password, salt, optional <text:span text:style-name="T13">application </text:span><text:span text:style-name="T17">specific </text:span><text:span text:style-name="T13">data</text:span>, a<text:span text:style-name="T13">nd a</text:span> <text:span text:style-name="T13">PBKDF2 based </text:span>cryptographic hash function H<text:span text:style-name="T17">( </text:span><text:span text:style-name="T15">hash</text:span><text:span text:style-name="T13">len, password, </text:span><text:span text:style-name="T5">salt</text:span><text:span text:style-name="T7">)</text:span>, the algorithm for NoelKDF is:</text:p>
      <text:p text:style-name="P74"/>
      <text:p text:style-name="P85">NoelKDF Algorith<text:span text:style-name="T39">m</text:span>:</text:p>
      <text:p text:style-name="P16"><text:span text:style-name="T90">f</text:span><text:span text:style-name="T87">unction NoelKDF_HashPassword(</text:span><text:span text:style-name="T100">hashsize, </text:span>password, salt, <text:span text:style-name="T89">mem</text:span><text:span text:style-name="T99">size</text:span><text:span text:style-name="T89">, </text:span>garlic, data, <text:span text:style-name="T87">b</text:span>lock<text:span text:style-name="T99">size</text:span>,</text:p>
      <text:p text:style-name="P16"><text:tab/><text:tab/>parallelism, repetitions<text:span text:style-name="T87">):</text:span></text:p>
      <text:p text:style-name="P92"><text:span text:style-name="T112"><text:tab/>if data != null:</text:span></text:p>
      <text:p text:style-name="P92"><text:span text:style-name="T112"><text:tab/><text:tab/>derivedSalt = H(hashsize, data, salt)</text:span></text:p>
      <text:p text:style-name="P92"><text:span text:style-name="T112"><text:tab/><text:tab/>hash = H(hashsize, password, derivedSalt)</text:span></text:p>
      <text:p text:style-name="P92"><text:span text:style-name="T112"><text:tab/>else:</text:span></text:p>
      <text:p text:style-name="P92"><text:span text:style-name="T112"><text:tab/><text:tab/>hash = H(hashsize, password, salt)</text:span></text:p>
      <text:p text:style-name="P20"><text:tab/><text:span text:style-name="T99">word</text:span><text:span text:style-name="T106">H</text:span><text:span text:style-name="T99">ash = toUint32Array(hash)</text:span></text:p>
      <text:p text:style-name="P20"><text:tab/><text:span text:style-name="T99">memlen = memsize/4</text:span></text:p>
      <text:p text:style-name="P20"><text:tab/><text:span text:style-name="T99">blocklen = blocksize/4</text:span></text:p>
      <text:p text:style-name="P20"><text:tab/>numblocks = mem<text:span text:style-name="T99">len</text:span>/(2*parallelism*block<text:span text:style-name="T99">len</text:span>)</text:p>
      <text:p text:style-name="P15"><text:tab/>mem = array of 2*numblocks*blocklen*parallelism*2^garlic 32-bit integers</text:p>
      <text:p text:style-name="P15"><text:tab/>for i = <text:span text:style-name="T101">startGarlic</text:span> .. <text:span text:style-name="T101">stopG</text:span>arlic:</text:p>
      <text:p text:style-name="P17"><text:tab/><text:tab/>value = 0</text:p>
      <text:p text:style-name="P17"><text:tab/><text:tab/>for p = 0 .. parallelism-1:</text:p>
      <text:p text:style-name="P15"><text:tab/><text:tab/><text:tab/>hashWithoutPassword(p, <text:span text:style-name="T99">wordH</text:span>ash, <text:span text:style-name="T90">mem</text:span>, blocklen, numblocks, <text:span text:style-name="T122">repetitions</text:span>)</text:p>
      <text:p text:style-name="P15"><text:tab/><text:tab/><text:tab/>value += mem[<text:span text:style-name="T102">2*</text:span>p*numblocks*blocklen<text:span text:style-name="T108">+blocklen</text:span>-1]</text:p>
      <text:p text:style-name="P15"><text:tab/><text:tab/>for p = 0 .. parallelism-1:</text:p>
      <text:p text:style-name="P93"><text:tab/><text:tab/><text:tab/>hashWithPassword(p, <text:span text:style-name="T90">mem</text:span>, blocklen, numblocks, <text:span text:style-name="T91">parallelism, </text:span><text:span text:style-name="T122">repetitions</text:span></text:p>
      <text:p text:style-name="P93"><text:span text:style-name="T91"><text:tab/><text:tab/><text:tab/><text:tab/> </text:span><text:span text:style-name="T90">value</text:span>)</text:p>
      <text:p text:style-name="P15"><text:tab/><text:tab/>xorIntoHash(<text:span text:style-name="T99">wordH</text:span>ash, <text:span text:style-name="T90">mem</text:span>, blocklen, numblocks, <text:span text:style-name="T97">parallelism</text:span>)</text:p>
      <text:p text:style-name="P15"><text:tab/><text:tab/>numblocks *= 2</text:p>
      <text:p text:style-name="P15"><text:tab/><text:span text:style-name="T98">return toUint8Array(wordHash)</text:span></text:p>
      <text:p text:style-name="P15"/>
      <text:p text:style-name="P15">function hashWithoutPassword(p, <text:span text:style-name="T98">wordH</text:span>ash, <text:span text:style-name="T90">mem</text:span>, blocklen, numblocks, <text:span text:style-name="T122">repetitions</text:span>):</text:p>
      <text:p text:style-name="P15"><text:tab/>start = <text:span text:style-name="T94">2*</text:span>p*numblocks*blocklen</text:p>
      <text:p text:style-name="P91"><text:tab/>mem[start .. start+blocklen-1] = <text:span text:style-name="T99">toUint32Array(</text:span>H(blocklen*<text:span text:style-name="T98">4, </text:span><text:span text:style-name="T99">toUint8Array(</text:span><text:span text:style-name="T107">wordH</text:span>ash), p<text:span text:style-name="T98">)</text:span><text:span text:style-name="T99">)</text:span></text:p>
      <text:p text:style-name="P15"><text:tab/>value = 1</text:p>
      <text:p text:style-name="P15"><text:soft-page-break/><text:tab/>mask = 1</text:p>
      <text:p text:style-name="P15"><text:tab/>prevAddr = start</text:p>
      <text:p text:style-name="P15"><text:tab/>toAddr = start + blocklen</text:p>
      <text:p text:style-name="P15"><text:tab/>for i = 1 .. numblocks<text:span text:style-name="T103">-1</text:span>:</text:p>
      <text:p text:style-name="P15"><text:tab/><text:tab/>if mask &lt;&lt; 1 &lt;= i:</text:p>
      <text:p text:style-name="P15"><text:tab/><text:tab/><text:tab/>mask = mask &lt;&lt; 1</text:p>
      <text:p text:style-name="P15"><text:tab/><text:tab/>reversePos = bitReverse(<text:span text:style-name="T90">i</text:span>, mask)</text:p>
      <text:p text:style-name="P15"><text:tab/><text:tab/>if reversePos + mask &lt; <text:span text:style-name="T90">i</text:span>:</text:p>
      <text:p text:style-name="P15"><text:tab/><text:tab/><text:tab/>reversePos += mask</text:p>
      <text:p text:style-name="P15"><text:tab/><text:tab/>fromAddr = <text:span text:style-name="T90">start + </text:span>blocklen*reversePos</text:p>
      <text:p text:style-name="P15"><text:tab/><text:tab/><text:span text:style-name="T124">value = </text:span><text:span text:style-name="T122">hashBlocks(</text:span><text:span text:style-name="T124">value, </text:span><text:span text:style-name="T122">mem, blocklen, fromAddr, prevAddr, toAddr, repetitions)</text:span></text:p>
      <text:p text:style-name="P15"><text:tab/><text:tab/><text:span text:style-name="T122">prevAddr += blocklen</text:span></text:p>
      <text:p text:style-name="P15"><text:span text:style-name="T122"><text:tab/><text:tab/>toAddr += blocklen</text:span></text:p>
      <text:p text:style-name="P15"/>
      <text:p text:style-name="P93">function hashWithPassword(p, <text:span text:style-name="T91">mem</text:span>, blocklen, numblocks, <text:span text:style-name="T91">parallelism,</text:span> <text:span text:style-name="T122">repetitions, </text:span><text:span text:style-name="T91">value</text:span>):</text:p>
      <text:p text:style-name="P18"><text:tab/><text:span text:style-name="T91">startBlock = </text:span><text:span text:style-name="T94">2*</text:span><text:span text:style-name="T91">p*numblocks </text:span><text:span text:style-name="T94">+ numblocks</text:span></text:p>
      <text:p text:style-name="P15"><text:tab/>start = <text:span text:style-name="T91">startBlock*</text:span><text:span text:style-name="T94">blocklen</text:span></text:p>
      <text:p text:style-name="P15"><text:tab/>prevAddr = start <text:span text:style-name="T94">- blocklen</text:span></text:p>
      <text:p text:style-name="P15"><text:tab/>toAddr = start</text:p>
      <text:p text:style-name="P15"><text:tab/>for i = <text:span text:style-name="T91">0 .. </text:span>num<text:span text:style-name="T91">b</text:span>lock<text:span text:style-name="T91">s-1</text:span>:</text:p>
      <text:p text:style-name="P15"><text:tab/><text:tab/><text:span text:style-name="T96">v</text:span><text:span text:style-name="T95"> = (uint64)value</text:span></text:p>
      <text:p text:style-name="P15"><text:span text:style-name="T95"><text:tab/><text:tab/></text:span><text:span text:style-name="T96">v2</text:span><text:span text:style-name="T95"> = </text:span><text:span text:style-name="T96">v</text:span><text:span text:style-name="T95">*</text:span><text:span text:style-name="T96">v</text:span><text:span text:style-name="T95"> &gt;&gt; 32</text:span></text:p>
      <text:p text:style-name="P15"><text:span text:style-name="T95"><text:tab/><text:tab/></text:span><text:span text:style-name="T96">v3</text:span><text:span text:style-name="T95"> = </text:span><text:span text:style-name="T96">v</text:span><text:span text:style-name="T95">*</text:span><text:span text:style-name="T96">v2</text:span><text:span text:style-name="T95"> &gt;&gt; 32</text:span></text:p>
      <text:p text:style-name="P15"><text:tab/><text:tab/>distance = (i <text:span text:style-name="T92">+ </text:span><text:span text:style-name="T95">numblocks</text:span><text:span text:style-name="T92"> –</text:span> 1)*<text:span text:style-name="T96">v3 &gt;&gt; 32</text:span></text:p>
      <text:p text:style-name="P15"><text:tab/><text:tab/><text:span text:style-name="T91">if distance </text:span><text:span text:style-name="T93">&lt;</text:span><text:span text:style-name="T91"> </text:span><text:span text:style-name="T92">i:</text:span></text:p>
      <text:p text:style-name="P19"><text:tab/><text:tab/><text:tab/>fromAddr = <text:span text:style-name="T92">start + </text:span>(i –<text:span text:style-name="T109"> 1</text:span>– distance)*<text:span text:style-name="T92">blocklen</text:span></text:p>
      <text:p text:style-name="P90"><text:tab/><text:tab/>else:</text:p>
      <text:p text:style-name="P19"><text:span text:style-name="T92"><text:tab/><text:tab/><text:tab/></text:span><text:span text:style-name="T97">q</text:span><text:span text:style-name="T95"> = </text:span><text:span text:style-name="T96">(</text:span><text:span text:style-name="T97">p</text:span><text:span text:style-name="T95"> </text:span><text:span text:style-name="T97">+</text:span><text:span text:style-name="T96"> i)</text:span><text:span text:style-name="T95"> % parallelism</text:span></text:p>
      <text:p text:style-name="P19"><text:span text:style-name="T95"><text:tab/><text:tab/><text:tab/>b = </text:span><text:span text:style-name="T96">numblocks –</text:span><text:span text:style-name="T110"> 1</text:span><text:span text:style-name="T96"> – (distance - i)</text:span></text:p>
      <text:p text:style-name="P19"><text:tab/><text:tab/><text:tab/>fromAddr = <text:span text:style-name="T95">(2*numblocks*</text:span><text:span text:style-name="T97">q</text:span><text:span text:style-name="T95"> + b)*blocklen</text:span></text:p>
      <text:p text:style-name="P93"><text:tab/><text:tab/><text:span text:style-name="T124">value = </text:span><text:span text:style-name="T122">hashBlocks(</text:span><text:span text:style-name="T124">value, </text:span><text:span text:style-name="T122">mem, blocklen, fromAddr, prevAddr, toAddr, repetitions)</text:span></text:p>
      <text:p text:style-name="P93"><text:tab/><text:tab/><text:span text:style-name="T122">prevAddr += blocklen</text:span></text:p>
      <text:p text:style-name="P93"><text:span text:style-name="T122"><text:tab/><text:tab/>toAddr += blocklen</text:span></text:p>
      <text:p text:style-name="P93"/>
      <text:p text:style-name="P95"><text:span text:style-name="T122">function hashBlocks(</text:span><text:span text:style-name="T124">value, </text:span><text:span text:style-name="T122">mem, blocklen, fromAddr, prevAddr, toAddr, repetitions):</text:span></text:p>
      <text:p text:style-name="P95"><text:tab/><text:span text:style-name="T122">for r = </text:span><text:span text:style-name="T123">0</text:span><text:span text:style-name="T122"> .. repititions</text:span><text:span text:style-name="T123">-1</text:span><text:span text:style-name="T122">:</text:span></text:p>
      <text:p text:style-name="P95"><text:tab/><text:tab/>for j = 0 .. blocklen-1:</text:p>
      <text:p text:style-name="P95"><text:tab/><text:tab/><text:tab/>value = value*(mem[prevAddr <text:span text:style-name="T122">+ j</text:span>] | 3) + mem[fromAddr <text:span text:style-name="T122">+ j</text:span>]</text:p>
      <text:p text:style-name="P95"><text:tab/><text:tab/><text:tab/>mem[toAddr <text:span text:style-name="T122">+ j</text:span>] = value</text:p>
      <text:p text:style-name="P95"><text:tab/><text:span text:style-name="T124">return value</text:span></text:p>
      <text:p text:style-name="P95"><text:span text:style-name="T88"/></text:p>
      <text:p text:style-name="P95">function xorIntoHash(<text:span text:style-name="T99">wordH</text:span>ash, <text:span text:style-name="T90">mem</text:span>, blocklen, numblocks, <text:span text:style-name="T97">parallelism</text:span>):</text:p>
      <text:p text:style-name="P15"><text:tab/>for <text:span text:style-name="T97">p</text:span> = <text:span text:style-name="T97">0</text:span> .. parallelism<text:span text:style-name="T97">-1</text:span>:</text:p>
      <text:p text:style-name="P15"><text:tab/><text:tab/><text:span text:style-name="T99">pos = 2*(p+1)*numblocks*blocklen - length(wordHash)</text:span></text:p>
      <text:p text:style-name="P15"><text:tab/><text:tab/><text:span text:style-name="T97">for i = 0 .. length(</text:span><text:span text:style-name="T99">wordH</text:span><text:span text:style-name="T97">ash)</text:span><text:span text:style-name="T105">-1</text:span><text:span text:style-name="T97">:</text:span></text:p>
      <text:p text:style-name="P15"><text:tab/><text:tab/><text:tab/><text:span text:style-name="T99">wordH</text:span>ash[<text:span text:style-name="T99">i]</text:span> ^= <text:span text:style-name="T111">mem[pos+i]</text:span></text:p>
      <text:p text:style-name="P97"/>
      <text:p text:style-name="P97">function bitReverse(value, mask):</text:p>
      <text:p text:style-name="P97"><text:tab/>result = 0</text:p>
      <text:p text:style-name="P97"><text:tab/>while mask != 1:</text:p>
      <text:p text:style-name="P97"><text:tab/><text:tab/>result = (result &lt;&lt; 1) | (value &amp; 1)</text:p>
      <text:p text:style-name="P97"><text:tab/><text:tab/>value &gt;&gt;= 1</text:p>
      <text:p text:style-name="P97"><text:tab/><text:tab/>mask &gt;&gt;= 1</text:p>
      <text:p text:style-name="P97"><text:tab/>return result</text:p>
      <text:p text:style-name="P96"><text:span text:style-name="T122"/></text:p>
      <text:p text:style-name="P36"><text:span text:style-name="T4">The first loop creates a pseudo-random DAG of values where edges point from a computed value to three previous values it depends on, one of which is the previous memory location, while the </text:span><text:span text:style-name="T40">second is blocklen</text:span><text:span text:style-name="T4"> </text:span><text:span text:style-name="T40">back in</text:span><text:span text:style-name="T4"> memory, </text:span><text:span text:style-name="T40">and the third is </text:span><text:span text:style-name="T4">on average ¼ of the way previous in memory.</text:span></text:p>
      <text:p text:style-name="P38"><text:soft-page-break/>The second loop <text:span text:style-name="T40">runs quickly compared to the first, and computes the final hash pseudo-randomly from all memory to force an attacker to load all of his parallel memory blocks at once or suffer substantial delays reading from external storage</text:span>.</text:p>
      <text:h text:style-name="P102" text:outline-level="2">The NoelKDF Hash Function</text:h>
      <text:p text:style-name="P71">NoelKDF introduces a new non-cryptographically strong hash function that is meant to be compute time hardened and fast rather than producing data that is undetectably different than true random data. <text:s/>Even if lots of hashing memory were leaked to an attacker, the only result an attacker could gain is that the memory dump is in fact NoelKDF hash data, rather than true random data. <text:s/>However, true random data is hard to come by, and rarely written to memory in large quantities, making it a safe bet that all that random looking data is from a memory-hard KDF. <text:s/>It seems there is simply no reason to have the hash function in the inner hashing loop produce cryptographically strong data. <text:s/>If leaked to an attacker, he can use that memory to abort incorrect password guesses whether the data looks random or not.</text:p>
      <text:p text:style-name="P64"><text:span text:style-name="T71">For the hash function, </text:span><text:span text:style-name="T74">there are two</text:span><text:span text:style-name="T71"> primary concern</text:span><text:span text:style-name="T84">s</text:span><text:span text:style-name="T71">:</text:span></text:p>
      <text:list xml:id="list6090743117811624463" text:style-name="L2">
        <text:list-item>
          <text:p text:style-name="P108">Entropy loss needs to be insignificant</text:p>
        </text:list-item>
        <text:list-item>
          <text:p text:style-name="P107"><text:span text:style-name="T74">An attacker </text:span><text:span text:style-name="T85">must</text:span><text:span text:style-name="T74"> have to compute mem[0 .. i-1] before he can compute mem[i]</text:span></text:p>
        </text:list-item>
      </text:list>
      <text:p text:style-name="P64"><text:span text:style-name="T71">Even SHA-</text:span><text:span text:style-name="T85">256</text:span><text:span text:style-name="T71"> leaks entropy, just too little to measure, since multiple inputs hash to the same output. <text:s/>NoelKDF uses the following inner loop hash function:</text:span></text:p>
      <text:p text:style-name="P32">value = value*(mem[prevAddr] | 3) + mem[randAddr]</text:p>
      <text:p text:style-name="P72">The idea hear is that ideally we would compute a permutation of value every iteration, similar to what AES does. <text:s/>With permutations, no entropy is lost. <text:s/>If mem[prevAddr] and mem[randAddr] were replaced with a PRNG stream seeded only from the password and salt, then this would be a true permutation, and it would be entirely reversible. <text:s/>Being reversible is undesirable, as it gives attackers trying to perform a time-memory trade-off more options for recalculating missing data, but reversibility does prove there is no loss of entropy.</text:p>
      <text:p text:style-name="P63"><text:span text:style-name="T71">For this to work well and not lose significant entropy, mem[prevAddr] needs to be highly scrambled relative to value. <text:s/>With a default page size of 4096, value is hashed 4096 times since the last time mem[prevAddr] was hashed into value. <text:s/>Page sizes of 256 passed the dieharder tests, indicating that even 256 iterations of the hash is far enough away. <text:s/>Originally, NoelKDF had swapped prevAddr and randAddr, because randAddr is on average many times further back in the hashing history, with even more mixing relative to value. <text:s/>Alexander pointed out that because NoelKDF OR-ed </text:span><text:span text:style-name="T73">the two LSBs</text:span><text:span text:style-name="T71"> of mem[randAddr] with </text:span><text:span text:style-name="T73">3</text:span><text:span text:style-name="T71">, an attacker </text:span><text:span text:style-name="T72">could</text:span><text:span text:style-name="T71"> use a 3</text:span><text:span text:style-name="T73">0</text:span><text:span text:style-name="T71"> bit memory rather than 32 bits. <text:s/>This is why mem[prevAddr] is multiplied into value, rather than mem[randAddr].</text:span></text:p>
      <text:p text:style-name="P63"><text:span text:style-name="T71">A final reason for the OR is to eliminate </text:span><text:span text:style-name="T72">the</text:span><text:span text:style-name="T71"> possibility that an attacker can compute mem[i] without first computing mem[0 . i-1]. <text:s/>The OR is the only non-linear operation in the hash function.</text:span></text:p>
      <text:p text:style-name="P63"><text:span text:style-name="T71">Passing the dieharder tests is not a goal in itself, but </text:span><text:span text:style-name="T86">simply additional</text:span><text:span text:style-name="T71"> evidence that NoelKDF does not leak entropy quickly. <text:s/>Dieharder tests are run with a blocklen of 256 rather than 4096. <text:s/>This is because the 32-bit value use to mix between values in a block is an </text:span><text:span text:style-name="T75">awfully</text:span><text:span text:style-name="T71"> thin pipe for mixing </text:span><text:span text:style-name="T75">4KB </text:span><text:span text:style-name="T71">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75">The effect is similar to what would happen if we wrote out every value as it is computed in Salsa20/8. <text:s/></text:span><text:span text:style-name="T86">Writing out data every</text:span><text:span text:style-name="T75"> 8 rounds, it passes the dieharder tests, but if we wrote out all 64 computed values for every round of </text:span><text:span text:style-name="T75">Salsa20/2, there is no way it would pass the dieharder tests. <text:s/>However, it would generate considerably more data much more quickly, and an attacker would still need to compute the entire hash stream. <text:s/>This would be a very effective strategy for a fast memory-hard KDF hash function, except that Salsa20/8, as </text:span><text:soft-page-break/><text:span text:style-name="T75">well as most cryptographically strong hashes, use CPU operations like ADD and LSHIFT which can be sped up in a custom ASIC by a large factor.</text:span></text:p>
      <text:h text:style-name="P105" text:outline-level="1">The Cost of Cache Timing Resistance</text:h>
      <text:p text:style-name="P29"><text:span text:style-name="T40">The Catena</text:span><text:span text:style-name="T40"><text:bibliography-mark text:identifier="1" text:bibliography-type="techreport" text:author="Christian Forler, Stefan Lucks, and Jakob Wenzel" text:title="Catena: A Memory-ConsumingPassword-Scrambling Framework" text:year="2014">[1]</text:bibliography-mark></text:span><text:span text:style-name="T40"> algorithm is very well designed, and offers an attacker no possibility of using cache timing attacks, since memory is accessed the same way regardless of the password or salt. <text:s/></text:span><text:span text:style-name="T51">It is easily the best cache-timing-resistant KDF of the ones investigated. <text:s/></text:span><text:span text:style-name="T57">I do not believe there is any </text:span><text:span text:style-name="T86">practical </text:span><text:span text:style-name="T57">TMTO attack against Catena, as removing even one memory location has severe recomputation penalties</text:span><text:span text:style-name="T51">. <text:s/></text:span><text:span text:style-name="T40">How</text:span><text:span text:style-name="T40">ever, this resistance comes at a significant cost. <text:s/></text:span><text:span text:style-name="T49">If CPU limited, run-times should be approximately the same </text:span><text:span text:style-name="T58">when using the same hashing algorithm</text:span><text:span text:style-name="T49">, but Catena-3 keeps only ¼ of the row memory resident in memory, reusing that memory for the entire algorithm. <text:s/></text:span><text:span text:style-name="T50">This leads to a 4X lower time*memory cost. <text:s/>If memory bandwidth limited, Catena-3 does a bit better, as it does not need to read or write to the last row at all, reducing the </text:span><text:span text:style-name="T86">memory used to a</text:span><text:span text:style-name="T51"> 3X penalty</text:span><text:span text:style-name="T50">.</text:span></text:p>
      <text:p text:style-name="P73">For Catena-2, the expected loss in performance drops from Catena-3's 3-4X to 2-3X, and in fact benchmarks show this is the case. <text:s/>A possible enhancement to Catena-2 would be to embed a Catena-3 or Catena-7 graph in the first row, greatly increasing recomputation costs. <text:s/>This may make Catena-2 secure enough.</text:p>
      <text:p text:style-name="P41"><text:span text:style-name="T45">I</text:span> have written a pebbling application that <text:span text:style-name="T45">attempts</text:span> to pebble NoelKDF, Catena<text:span text:style-name="T41">-3</text:span>, and what <text:span text:style-name="T46">I</text:span> believe is similar to an Escrypt graph (add reference when there is an Escypt paper available). <text:s/><text:span text:style-name="T58">In the pebbling algorithm, I assumed attackers knew every detail about the computation DAG ahead of time, and could plan his memory usage strategy carefully. <text:s/></text:span>Pebbling was remarkably successful against NoelKDF<text:span text:style-name="T45">'s cube-rule distribution</text:span> and Escrypt<text:span text:style-name="T45">'s power-of-two sliding window distribution </text:span><text:span text:style-name="T58">when both algorithms were run in cache-timing-resistant mode</text:span><text:span text:style-name="T45">. <text:s/>There is essentially </text:span>no recomputation penalties for an attacker using ¼ of the memory, but <text:span text:style-name="T45">it </text:span>rapidly increasing after that to the point that pebbling NoelKDF and Escrypt graphs with 1/8th the memory is impractical with <text:span text:style-name="T45">my</text:span> <text:span text:style-name="T86">pebbling </text:span>algorithm. <text:s/>From this <text:span text:style-name="T51">I</text:span> conclude that algorithms like NoelKDF and Escript, when run in cache-timing-resistant mode, suffer from a<text:span text:style-name="T58">t least a</text:span> 4X memory reduction attack without increasing runtime. <text:s/><text:span text:style-name="T58">This is slightly worse than Catena-3. <text:s/>In addition, I would recommend that when used in cache-timing-attack resistant mode, that these algorithms be rewritten to incorporate the same memory savings for users that the attacker will enjoy. <text:s/>Such modifications would considerably complicate these algorithms, leading me to conclude that Catena-3 is the superior choice for cache-timing-attack resistant mode</text:span>. <text:s/><text:span text:style-name="T45">Escript seems to be developing a cache timing resistance strategy, possibly combining both password independent hashes early on with password dependent hashing later. <text:s/></text:span><text:span text:style-name="T86">Hopefully,</text:span><text:span text:style-name="T45"> Escript will find a sweet spot by combining the two. <text:s/></text:span><text:span text:style-name="T58">However, I have given up defending against cache timing attacks in NoelKDF due to the excellent work in Catena </text:span><text:span text:style-name="T86">in this area</text:span><text:span text:style-name="T58">.</text:span></text:p>
      <text:h text:style-name="P103" text:outline-level="2">Computation DAGs</text:h>
      <text:p text:style-name="P53">The original Script algorithm writes a linear chain of hashed blocks to memory, each hashed block depending sequentially on the data computed for the previous. <text:s/>It's directed acyclic computation graph is a linear chain:</text:p>
      <text:p text:style-name="P56"/>
      <text:p text:style-name="P55"><text:soft-page-break/><draw:frame draw:style-name="fr2" draw:name="Frame2" text:anchor-type="as-char" svg:width="5.5201in" draw:z-index="8"><draw:text-box fo:min-height="1.6138in"><text:p text:style-name="Caption"><text:span text:style-name="T52">Scrypt</text:span> Computation DAG:</text:p><text:p text:style-name="P84"><draw:frame draw:style-name="fr5"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56"/>
      <text:p text:style-name="P56"><text:span text:style-name="T86">Scrypt</text:span> has some cache timing attack resistance, because the data is written to memory without password dependent addresses. <text:s/>However, Scrypt's second loop reads pseudo-randomly from password dependent locations creating the cache timing attack described in the Catena paper. <text:s/>This attack still requires considerable computation time per guess, but this can be done in parallel on a GPU since no significant memory is required for the attack. <text:s/><text:span text:style-name="T58">On an ASIC, where </text:span><text:span text:style-name="T86">Scrypt's</text:span><text:span text:style-name="T58"> inner loop can be sped up by a large factor, the attack is even more severe</text:span>. <text:s/><text:span text:style-name="T58">However, Scrypt still resists cache timing attacks better than NoelKDF</text:span>, <text:span text:style-name="T58">where password guesses become cheap in both memory and time</text:span>.</text:p>
      <text:p text:style-name="P46"><text:span text:style-name="T47">Possibly more significant than the cache timing attack against Script is it's vulnerability to TMTO attacks. <text:s/>An attacker covering nodes 3 and 7 sees an average recomputation of 1.5 nodes + second loop hashing, for a 2.5 </text:span><text:span text:style-name="T48">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53">original </text:span><text:span text:style-name="T48">cost. <text:s/></text:span><text:span text:style-name="T53">As an attacker reduces his memory coverage, his time*memory cost converges to ¼ of the original. <text:s/></text:span><text:span text:style-name="T58">In an ASIC attack, the benefit is substantially higher for an attacker, since he can recompute missing node data far faster than the defender</text:span><text:span text:style-name="T48">. <text:s/>NoelKDF and Escript </text:span><text:span text:style-name="T53">thwart</text:span><text:span text:style-name="T48"> these </text:span><text:span text:style-name="T53">TMTO </text:span><text:span text:style-name="T48">attacks by writing data to memory that depends on 2 prior locations, not just the previous one.</text:span></text:p>
      <text:p text:style-name="P54"><draw:frame draw:style-name="fr2" draw:name="Frame3" text:anchor-type="as-char" svg:width="5.5201in" draw:z-index="1"><draw:text-box fo:min-height="1.6138in"><text:p text:style-name="Caption"><text:span text:style-name="T48">NoelKDF</text:span> Computation DAG:</text:p><text:p text:style-name="P84"><draw:frame draw:style-name="fr5"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57">NoelKDF computation DAGs have the same <text:span text:style-name="T53">linear</text:span> chain as Script,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text:soft-page-break/>nodes. <text:s/>In this case, the cut size to the right of node 5 is 4. <text:s/>The edge lengths are computed pseudo-randomly with the following distribution:</text:p>
      <text:p text:style-name="P57"><draw:frame draw:style-name="fr6" draw:name="Object3" text:anchor-type="as-char" svg:width="2.3555in" svg:height="0.2138in" draw:z-index="3"><draw:object xlink:href="./Object 3" xlink:type="simple" xlink:show="embed" xlink:actuate="onLoad"/><draw:image xlink:href="./ObjectReplacements/Object 3" xlink:type="simple" xlink:show="embed" xlink:actuate="onLoad"/></draw:frame></text:p>
      <text:p text:style-name="P57">The reason for this distribution rather than a uniform distribution is to have more short edges while keeping the average edge length long enough defeat attackers looking to pebble DAG cuts. <text:s/>This attack is specifically <text:span text:style-name="T53">the attack used </text:span>against Script <text:span text:style-name="T58">in a TMTO</text:span>. <text:s/><text:span text:style-name="T54">For NoelKDF, an attacker covering only nodes 3 and 7 sees a considerable penalty. <text:s/>If he has covered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55">entire </text:span><text:span text:style-name="T54">graph </text:span><text:span text:style-name="T60">for each node computed</text:span><text:span text:style-name="T54"> by the time an attacker has only 1/</text:span><text:span text:style-name="T59">4</text:span><text:span text:style-name="T54">th of the nodes in memory, </text:span><text:span text:style-name="T60">resulting in a runtime proportional to the square of the graph size</text:span><text:span text:style-name="T54">. <text:s/></text:span><text:span text:style-name="T56">While a ½ memory TMTO with every other memory block kept results in no </text:span><text:span text:style-name="T60">significant </text:span><text:span text:style-name="T56">change in memory*time </text:span><text:span text:style-name="T56">cost, anything lower than ½ rapidly becomes too expensive to compute. <text:s/></text:span><text:span text:style-name="T60">An attacker keeping every 4</text:span><text:span text:style-name="T23">th</text:span><text:span text:style-name="T60"> node in memory suffers an additional computation factor of over 2000X for a 1M node graph</text:span><text:span text:style-name="T56">. <text:s/>A reasonable attack against NoelKDF would be to save ½ of the last ½ of memory. <text:s/></text:span><text:span text:style-name="T61">For 1,000,000 node graphs the gain is &lt; 2% in the time*memory cost. <text:s/>If we increase spacing to 3 in the last ¼, then to 4 in the last 8</text:span><text:span text:style-name="T24">th</text:span><text:span text:style-name="T61">, and so on, the memory*time cost drops 3% versus the normal algorithm. <text:s/>No better attack is currently known</text:span><text:span text:style-name="T56">.</text:span></text:p>
      <text:p text:style-name="P58"><draw:frame draw:style-name="fr3" draw:name="Frame4" text:anchor-type="as-char" svg:y="-2.7181in" svg:width="4.1283in" draw:z-index="6"><draw:text-box fo:min-height="3.2799in"><text:p text:style-name="Caption"><text:span text:style-name="T61">Catena-3</text:span> Computation DAG:</text:p><text:p text:style-name="P84"><draw:frame draw:style-name="fr7" draw:name="Object5" text:anchor-type="as-char" svg:y="-1.8417in" svg:width="4.1283in" svg:height="2.9563in" draw:z-index="7"><draw:object xlink:href="./Object 5" xlink:type="simple" xlink:show="embed" xlink:actuate="onLoad"/><draw:image xlink:href="./ObjectReplacements/Object 5" xlink:type="simple" xlink:show="embed" xlink:actuate="onLoad"/><svg:desc>OLE-object</svg:desc></draw:frame></text:p></draw:text-box></draw:frame></text:p>
      <text:p text:style-name="P43"><text:span text:style-name="T62">The </text:span>Catena<text:span text:style-name="T41">-3</text:span> <text:span text:style-name="T62">DAG</text:span> <text:span text:style-name="T62">is computed using</text:span> ¼ of the memory requirement compared to the size of <text:span text:style-name="T62">it's</text:span> computation DAG. <text:s/><text:span text:style-name="T62">However,</text:span> an attacker is unlikely to succeed while using even one less memory location <text:span text:style-name="T77">than ¼</text:span>. <text:s/>Our algorithm pebbles Catena with 0 recomputation penalty for a ¼ pebble coverage just like NoelKDF and Escrypt. <text:s/><text:span text:style-name="T77">W</text:span><text:span text:style-name="T62">ith one fewer pebbles</text:span>, the Catena pebbling <text:span text:style-name="T62">penalty </text:span>jumps <text:span text:style-name="T77">to </text:span>30X <text:span text:style-name="T62">for a</text:span> 1024 node graphs, and the penalty seems to increase linearly with graph size. <text:s/>The default Catena graph size is 2^20, or <text:s/>about 1M nodes. <text:s/><text:span text:style-name="T62">Clearly saving one memory location is not worth the effort with my pebbling algorithm.</text:span></text:p>
      <text:p text:style-name="P37"><text:span text:style-name="T40">Code for the pebbling application can be found at </text:span><text:a xlink:type="simple" xlink:href="https://github.com/waywardgeek/noelkdf/tree/master/predict"><text:span text:style-name="T40">https://github.com/waywardgeek/noelkdf/tree/master/predict</text:span></text:a></text:p>
      <text:p text:style-name="P44"><text:soft-page-break/>While NoelKDF gives an attacker no benefit to his time*memory cost at ½ memory in non-cache-<text:span text:style-name="T63">timing attack </text:span>resistant mode, in cache-timing-resistant mode NoelKDF gives an attacker a free 4X memory reduction attack essentially with no speed penalty. <text:s/>All an attacker has to do is download the pebbling program and run it to determine when to keep blocks in memory. <text:s/>Because of this, <text:span text:style-name="T77">I</text:span> recommend that algorithms like NoelKDF, when run in cache-timing-resistant mode, also use this attack to save the user <text:span text:style-name="T63">4X the </text:span><text:span text:style-name="T41">memory, just like an attacker will see. <text:s/>This is a considerable complication to a memory-hard KDF. <text:s/>In comparison, Catena-3 is designed to use ¼ of the memory from the beginning, and it does not complicate the algorithm. <text:s/></text:span><text:span text:style-name="T63">I</text:span><text:span text:style-name="T41"> conclu</text:span><text:span text:style-name="T63">de</text:span><text:span text:style-name="T41"> that Catena-3 is the natural choice for cache-timing-resistant KDF</text:span><text:span text:style-name="T63">s, and as such, I </text:span><text:span text:style-name="T77">will not enter a cache-timing-attack resistant version of NoelKDF in the PHC competition.</text:span></text:p>
      <text:p text:style-name="P49">However, in non-cache-timing resistant mode, NoelKDF gives an attacker no bonus at the ½ DAG size memory, and severely punishes an attacker who tries to use less. <text:s/>The time*memory benefit remains very close the full DAG size * full time. <text:s/><text:span text:style-name="T64">I</text:span> believe there is not enough TMTO gain available <text:span text:style-name="T64">against</text:span> NoelKDF<text:span text:style-name="T64"> </text:span>to be worthwhile to an attacker, and that attacks will simply use the full memory and the full time. <text:s/><text:span text:style-name="T77">The best attack so far saves only 3% on time*memory cost.</text:span></text:p>
      <text:p text:style-name="P45"><text:span text:style-name="T41">Accepting that, we believe NoelKDF increases memory usage 4X over Catena. <text:s/>The reason Catena-3's time*memory cost </text:span><text:span text:style-name="T65">was measured at</text:span><text:span text:style-name="T41"> about 3.5X </text:span><text:span text:style-name="T65">less than</text:span><text:span text:style-name="T41"> NoelKDF's </text:span><text:span text:style-name="T65">rather than 4X is </text:span><text:span text:style-name="T41">because Catena does not need to read or write the final row, saving no memory, but significantly reducing memory bandwidth bottlenecks. <text:s/>When memory bandwidth limited, Catina gets a 1/3 speed advantage </text:span><text:span text:style-name="T42">reducing the time*memory penalty to 3X. <text:s/>As we've seen in our benchmarks, the actual penalty is close to the middle.</text:span></text:p>
      <text:p text:style-name="P50">The following benchmarks were run on our quad-core i7 CPU development machine running Arch Linux, using the default install package for <text:span text:style-name="T66">S</text:span>crypt, and the <text:span text:style-name="T77">version of Catena available on </text:span>1/24/14, <text:s/>using the waywardgeek branch <text:span text:style-name="T77">I created.</text:span> <text:s/>All were run in single-threaded mode.</text:p>
      <text:p text:style-name="P51"/>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81"/>
          </table:table-cell>
          <table:table-cell table:style-name="Table1.A1" office:value-type="string">
            <text:p text:style-name="P82">Memory</text:p>
          </table:table-cell>
          <table:table-cell table:style-name="Table1.A1" office:value-type="string">
            <text:p text:style-name="P82">CPU Time (seconds)</text:p>
          </table:table-cell>
          <table:table-cell table:style-name="Table1.D1" office:value-type="string">
            <text:p text:style-name="P82">Time*Memory</text:p>
          </table:table-cell>
        </table:table-row>
        <table:table-row>
          <table:table-cell table:style-name="Table1.A2" office:value-type="string">
            <text:p text:style-name="P82">Scrypt</text:p>
          </table:table-cell>
          <table:table-cell table:style-name="Table1.A2" office:value-type="string">
            <text:p text:style-name="P82">500MB</text:p>
          </table:table-cell>
          <table:table-cell table:style-name="Table1.A2" office:value-type="string">
            <text:p text:style-name="P82">1.8</text:p>
          </table:table-cell>
          <table:table-cell table:style-name="Table1.D2" office:value-type="string">
            <text:p text:style-name="P82">1.0X</text:p>
          </table:table-cell>
        </table:table-row>
        <table:table-row>
          <table:table-cell table:style-name="Table1.A2" office:value-type="string">
            <text:p text:style-name="P82">Catena-3</text:p>
          </table:table-cell>
          <table:table-cell table:style-name="Table1.A2" office:value-type="string">
            <text:p text:style-name="P82">1GB</text:p>
          </table:table-cell>
          <table:table-cell table:style-name="Table1.A2" office:value-type="string">
            <text:p text:style-name="P82">1.37</text:p>
          </table:table-cell>
          <table:table-cell table:style-name="Table1.D2" office:value-type="string">
            <text:p text:style-name="P82">2.6X</text:p>
          </table:table-cell>
        </table:table-row>
        <table:table-row>
          <table:table-cell table:style-name="Table1.A2" office:value-type="string">
            <text:p text:style-name="P83">Catena-2</text:p>
          </table:table-cell>
          <table:table-cell table:style-name="Table1.A2" office:value-type="string">
            <text:p text:style-name="P83">1GB</text:p>
          </table:table-cell>
          <table:table-cell table:style-name="Table1.A2" office:value-type="string">
            <text:p text:style-name="P83">1.06</text:p>
          </table:table-cell>
          <table:table-cell table:style-name="Table1.D2" office:value-type="string">
            <text:p text:style-name="P83">3.4X</text:p>
          </table:table-cell>
        </table:table-row>
        <table:table-row>
          <table:table-cell table:style-name="Table1.A2" office:value-type="string">
            <text:p text:style-name="P82">NoelKDF</text:p>
          </table:table-cell>
          <table:table-cell table:style-name="Table1.A2" office:value-type="string">
            <text:p text:style-name="P82">1GB</text:p>
          </table:table-cell>
          <table:table-cell table:style-name="Table1.A2" office:value-type="string">
            <text:p text:style-name="P82">0.4</text:p>
          </table:table-cell>
          <table:table-cell table:style-name="Table1.D2" office:value-type="string">
            <text:p text:style-name="P82">9X</text:p>
          </table:table-cell>
        </table:table-row>
      </table:table>
      <text:p text:style-name="P51"/>
      <text:p text:style-name="P47"><text:span text:style-name="T42">The Catena3 code used the same exact hash function in rows 2-4 as NoelKDF, </text:span><text:span text:style-name="T77">as I literally copied and pasted the </text:span><text:span text:style-name="T78">hashing </text:span><text:span text:style-name="T77">code from </text:span><text:span text:style-name="T78">noelkdf-ref.c</text:span><text:span text:style-name="T77"> into catena-multhash.c. <text:s text:c="2"/>A</text:span><text:span text:style-name="T42"> modified function was designed for row 0, which might explain some of the performance disadvantage, </text:span><text:span text:style-name="T77">but it is unlikely to be significant</text:span><text:span text:style-name="T42">. <text:s/>The result</text:span><text:span text:style-name="T77">s</text:span><text:span text:style-name="T42"> fall right in the middle of the 3-4X predicted penalty range. <text:s/></text:span><text:span text:style-name="T77">All algorithms tested for pebbling difficulty were easily pebbled with ¼ memory without a significant recomputation penalty. <text:s/>All algorithms have considerable recomputation penalties at even a few percent less than ¼ pebbles. <text:s/>This could be a limitation in the pebbling algoithm, or it may mean there is a natural ¼ memory attack against all cache-timing-attack resistant memory-hard KDFs. <text:s/>I am not aware of such an attack, but there is a very simple attack that eliminates all recomputations at ½ the pebbles vs graph size. <text:s/></text:span><text:span text:style-name="T78">All attacker has to do is pick up pebbles whenever they will no longer be pointed to by a memory location beyond the “runner pebble” (the one furthest towards the end of memory). <text:s/>This attack fails against non-cache-timing-attack resistant algorithms like NoelKDF because an attacker cannot know if a pebble will be needed in the future.</text:span></text:p>
      <text:h text:style-name="Heading_20_1" text:outline-level="1"><text:bookmark-start text:name="__RefHeading__548_729210063"/><text:soft-page-break/>Conclusion<text:bookmark-end text:name="__RefHeading__548_729210063"/></text:h>
      <text:p text:style-name="P28">It remains unclear whether the right answer for memory-hard KDFs is to take a 3.5X performance hit to be entirely resistant to cache timing attacks, or if it is better to simply give up on defending against timing attacks and take advantage of the 3.5X performance boost to memory*time.</text:p>
      <text:h text:style-name="P106" text:outline-level="1">Intellectual Property Statement</text:h>
      <text:p text:style-name="P27">I, Bill Cox, as the NoelKDF author, place noelkdf-ref.c, the algorithm it contains, and all other files and intelectual property associated with this project into the public domain. <text:s/>I will file no patents on any idea used in this project. <text:s/>NoelKDF includes sha.c and sha.h which I copied from the scrypt source code, and which is released under a BSD license.</text:p>
      <text:p text:style-name="P52">NoelKDF is and will remain available worldwide on a royalty free basis, and I am unaware of any patent or patent application that covers the use or implementation of the NoelKDF algorithm. </text:p>
      <text:h text:style-name="P106" text:outline-level="1">No Hidden Weaknesses</text:h>
      <text:p text:style-name="P27">I, Bill Cox, the author of NoelKDF,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p>
      <text:h text:style-name="P106" text:outline-level="1">Credits</text:h>
      <text:p text:style-name="P26"><text:span text:style-name="T43">Alexander, aka Solar Designer, is the primary author of Escript, and enhanced version of scrypt. <text:s/>He has been extremely helpful, and his in depth knowledge of the field and generous time answering questions on the PHC forum have been invaluable. <text:s/>Two ideas he suggested are included in NeolKDF: the parallel</text:span><text:span text:style-name="T43">ism parameter to allow useful parallelism on purpose, and the possibility of using multiplications serially to compute-time harden NoelKDF. <text:s/>He also advised on how to take best advantage of modern CPU memory architectures and SIMD capabilities. <text:s/>I formally invite him to be an official author of NoelKDF and this paper, even in the future after it is published on the PHC site.</text:span></text:p>
      <text:p text:style-name="P52">Christian Forler, the primary inventor of Catena, showed how to avoiding timing attacks through fixed addressing access pattern, and how to prove it works through a pebble proof. <text:s/>NoelKDF “borrows” the concept of “garlic” for improved client independent updates. <text:s/>Catena also helped make the concept of server relief mainstream. <text:s/>I also formally invite Christian Forler to be an official author of NoelKDF and this paper, even in the future after it is published on the PHC site.</text:p>
      <text:p text:style-name="P48"><text:span text:style-name="T43">Scrypt is the basis for NoelKDF. <text:s/>Scrypt is an outstanding advance in KDFs, and many ideas have been carried over. <text:s/></text:span><text:span text:style-name="T44">I thank Colin Percival for the excellent work on scrypt, and for all the ideas from scrypt that I borrowed. <text:s/>While I doubt he would be interested in contributing to this paper, he is also welcome.</text:span></text:p>
      <text:p text:style-name="Normal-tex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80">1: Christian Forler, Stefan Lucks, and Jakob Wenzel, Catena: A Memory-ConsumingPassword-Scrambling Framework, 2014</text:p>
          <text:p text:style-name="P80"><text:soft-page-break/>2: COLIN PERCIVAL, STRONGER KEY DERIVATION VIA SEQUENTIALMEMORY-HARD FUNCTIONS, </text:p>
        </text:index-body>
      </text:bibliography>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draw:marker draw:name="Symmetric_20_Arrow" draw:display-name="Symmetric Arrow" svg:viewBox="0 0 1131 902" svg:d="m564 0-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0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7</text:chapter>. <text:chapter text:display="name" text:outline-level="1">Credits</text:chapter></text:p>
      </style:header>
      <style:footer>
        <text:p text:style-name="MP3"><text:page-number text:select-page="current">1</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122</meta:editing-cycles>
    <meta:editing-duration>P3DT22H10M18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29T12:47:03.76</dc:date>
    <meta:document-statistic meta:table-count="1" meta:image-count="0" meta:object-count="6" meta:page-count="14" meta:paragraph-count="220" meta:word-count="5239" meta:character-count="32604" meta:non-whitespace-character-count="27253"/>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math xmlns="http://www.w3.org/1998/Math/MathML">
  <semantics>
    <mrow>
      <mrow>
        <mi mathvariant="italic">length</mi>
        <mo stretchy="false">=</mo>
        <mrow>
          <mi mathvariant="italic">position</mi>
          <mo stretchy="false">∗</mo>
          <mi mathvariant="italic">rand</mi>
        </mrow>
      </mrow>
      <msup>
        <mrow>
          <mo stretchy="false">(</mo>
          <mrow>
            <mn>0.0</mn>
            <mn>..</mn>
            <mn>1.0</mn>
          </mrow>
          <mo stretchy="false">)</mo>
        </mrow>
        <mn>3</mn>
      </msup>
    </mrow>
    <annotation encoding="StarMath 5.0">length = position*rand(0.0 .. 1.0)^3</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